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A30000056C531C62CC.png"/>
  <manifest:file-entry manifest:media-type="image/png" manifest:full-path="Pictures/10000201000001E6000000B42D4E5759.png"/>
  <manifest:file-entry manifest:media-type="image/gif" manifest:full-path="Pictures/10000200000000C800000040C670B587.gif"/>
  <manifest:file-entry manifest:media-type="image/jpeg" manifest:full-path="Pictures/1000000000000119000000A4C785A14A.jpg"/>
  <manifest:file-entry manifest:media-type="image/png" manifest:full-path="Pictures/100002000000031400000281833EEC91.png"/>
  <manifest:file-entry manifest:media-type="image/gif" manifest:full-path="Pictures/100000000000008700000041DE385CF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805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-color="#ffffff" draw:textarea-horizontal-align="center" draw:textarea-vertical-align="middle"/>
    </style:style>
    <style:style style:name="gr8" style:family="graphic" style:parent-style-name="standard">
      <style:graphic-properties svg:stroke-color="#00ff00" draw:marker-start="Arrow_20_concave" draw:marker-start-width="0.25cm" draw:marker-end="Arrow_20_concave" draw:marker-end-width="0.25cm" draw:fill-color="#355e00" draw:textarea-horizontal-align="center" draw:textarea-vertical-align="middle" draw:shadow-offset-x="0.305cm" draw:shadow-offset-y="0.305cm"/>
    </style:style>
    <style:style style:name="gr9" style:family="graphic" style:parent-style-name="standard">
      <style:graphic-properties svg:stroke-color="#00ff00" draw:marker-start="Arrow_20_concave" draw:marker-start-width="0.25cm" draw:marker-end="Arrow_20_concave" draw:marker-end-width="0.25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58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75cm"/>
    </style:style>
    <style:style style:name="pr1" style:family="presentation" style:parent-style-name="Titre1-title">
      <style:graphic-properties draw:stroke="none" draw:fill="none" draw:fill-color="#bbe0e3" draw:textarea-horizontal-align="justify" draw:textarea-vertical-align="middle" draw:auto-grow-height="true" draw:auto-grow-width="false" fo:min-height="3.82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re1-subtitle">
      <style:graphic-properties draw:stroke="none" draw:fill="none" draw:fill-color="#bbe0e3" draw:textarea-horizontal-align="justify" draw:textarea-vertical-align="top" draw:auto-grow-height="true" draw:auto-grow-width="false" fo:min-height="1.077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re1-notes">
      <style:graphic-properties draw:fill-color="#ffffff" fo:min-height="11.432cm"/>
    </style:style>
    <style:style style:name="pr4" style:family="presentation" style:parent-style-name="Standard-title">
      <style:graphic-properties draw:auto-grow-height="true" fo:min-height="2.512cm"/>
    </style:style>
    <style:style style:name="pr5" style:family="presentation" style:parent-style-name="Standard-notes">
      <style:graphic-properties draw:fill-color="#ffffff" draw:auto-grow-height="true" fo:min-height="11.432cm"/>
    </style:style>
    <style:style style:name="pr6" style:family="presentation" style:parent-style-name="Standard-subtitle" style:list-style-name="L5">
      <style:graphic-properties draw:fill-color="#ffffff" draw:auto-grow-height="true" fo:min-height="12.8cm"/>
    </style:style>
    <style:style style:name="pr7" style:family="presentation" style:parent-style-name="Standard-subtitle" style:list-style-name="L5">
      <style:graphic-properties draw:fill-color="#ffffff" draw:auto-grow-height="true" fo:min-height="12.8cm"/>
    </style:style>
    <style:style style:name="pr8" style:family="presentation" style:parent-style-name="Standard-subtitle">
      <style:graphic-properties draw:fill-color="#ffffff" draw:auto-grow-height="true" fo:min-height="12.574cm"/>
    </style:style>
    <style:style style:name="pr9" style:family="presentation" style:parent-style-name="Standard-title">
      <style:graphic-properties draw:auto-grow-height="true" fo:min-height="3.986cm"/>
    </style:style>
    <style:style style:name="pr10" style:family="presentation" style:parent-style-name="Standard-subtitle" style:list-style-name="L5">
      <style:graphic-properties draw:fill-color="#ffffff" draw:auto-grow-height="true" fo:min-height="12.1cm"/>
    </style:style>
    <style:style style:name="pr11" style:family="presentation" style:parent-style-name="Standard-subtitle" style:list-style-name="L5">
      <style:graphic-properties draw:fill-color="#ffffff" draw:auto-grow-height="true" fo:min-height="12.8cm"/>
    </style:style>
    <style:style style:name="pr12" style:family="presentation" style:parent-style-name="Standard-subtitle" style:list-style-name="L5">
      <style:graphic-properties draw:fill-color="#ffffff" draw:auto-grow-height="true" fo:min-height="12.1cm"/>
    </style:style>
    <style:style style:name="pr13" style:family="presentation" style:parent-style-name="Standard-subtitle" style:list-style-name="L5">
      <style:graphic-properties draw:fill-color="#ffffff" draw:auto-grow-height="true" fo:min-height="12.8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80" fo:font-size="40pt" style:font-size-asian="40pt" style:font-size-complex="40pt"/>
    </style:style>
    <style:style style:name="P4" style:family="paragraph">
      <style:paragraph-properties fo:text-align="center"/>
      <style:text-properties fo:font-size="44pt"/>
    </style:style>
    <style:style style:name="P5" style:family="paragraph">
      <style:text-properties fo:font-size="12pt"/>
    </style:style>
    <style:style style:name="P6" style:family="paragraph">
      <style:text-properties fo:color="#000080" fo:font-size="22pt" style:font-size-asian="22pt" style:font-size-complex="22pt"/>
    </style:style>
    <style:style style:name="P7" style:family="paragraph">
      <style:paragraph-properties fo:text-align="center"/>
      <style:text-properties fo:color="#000080" fo:font-size="32pt" style:font-size-asian="32pt" style:font-size-complex="32pt"/>
    </style:style>
    <style:style style:name="P8" style:family="paragraph">
      <style:text-properties fo:color="#000080" fo:font-family="'Times New Roman'" style:font-family-generic="roman" style:font-pitch="variable" fo:font-size="38pt" fo:text-shadow="none" style:font-size-asian="38pt" style:font-size-complex="38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000080" fo:font-family="'Times New Roman'" style:font-family-generic="roman" style:font-pitch="variable" fo:font-size="16pt" fo:text-shadow="none" style:font-size-asian="16pt" style:font-size-complex="16pt"/>
    </style:style>
    <style:style style:name="P13" style:family="paragraph">
      <style:text-properties fo:font-family="'Times New Roman'" style:font-family-generic="roman" style:font-pitch="variable" fo:font-size="38pt" fo:text-shadow="none" style:font-size-asian="38pt" style:font-size-complex="38pt"/>
    </style:style>
    <style:style style:name="P14" style:family="paragraph">
      <style:paragraph-properties fo:text-align="start" style:text-autospace="none">
        <style:tab-stops>
          <style:tab-stop style:position="1.528cm"/>
        </style:tab-stops>
      </style:paragraph-properties>
      <style:text-properties fo:color="#000080" fo:font-family="'Courier New'" style:font-family-generic="modern" style:font-pitch="fixed" fo:font-size="22pt" fo:text-shadow="none" style:font-size-asian="22pt" style:font-size-complex="22pt"/>
    </style:style>
    <style:style style:name="P15" style:family="paragraph">
      <style:paragraph-properties fo:text-align="start" style:text-autospace="none">
        <style:tab-stops>
          <style:tab-stop style:position="1.528cm"/>
        </style:tab-stops>
      </style:paragraph-properties>
    </style:style>
    <style:style style:name="P16" style:family="paragraph">
      <style:paragraph-properties fo:text-align="start" style:text-autospace="none">
        <style:tab-stops>
          <style:tab-stop style:position="1.528cm"/>
        </style:tab-stops>
      </style:paragraph-properties>
      <style:text-properties fo:color="#000080" fo:font-family="'Courier New'" style:font-family-generic="modern" style:font-pitch="fixed" fo:font-size="13pt" fo:text-shadow="none" style:font-size-asian="13pt" style:font-size-complex="13pt"/>
    </style:style>
    <style:style style:name="P17" style:family="paragraph">
      <style:paragraph-properties fo:text-align="start" style:text-autospace="none">
        <style:tab-stops>
          <style:tab-stop style:position="1.528cm"/>
        </style:tab-stops>
      </style:paragraph-properties>
      <style:text-properties fo:font-size="13pt"/>
    </style:style>
    <style:style style:name="P18" style:family="paragraph">
      <style:paragraph-properties fo:text-align="start" style:text-autospace="none"/>
      <style:text-properties fo:font-family="Times-Roman" style:font-family-generic="roman" fo:font-size="19pt" style:font-family-asian="Times-Roman" style:font-family-generic-asian="roman" style:font-size-asian="19pt" style:font-family-complex="Times-Roman" style:font-family-generic-complex="roman" style:font-size-complex="10.8000001907349pt"/>
    </style:style>
    <style:style style:name="P19" style:family="paragraph">
      <style:paragraph-properties fo:text-align="start"/>
      <style:text-properties fo:color="#000080" fo:font-family="'Times New Roman'" style:font-family-generic="roman" style:font-pitch="variable" fo:font-size="22pt" fo:text-shadow="none" style:font-size-asian="22pt" style:font-size-complex="22pt"/>
    </style:style>
    <style:style style:name="P20" style:family="paragraph">
      <style:paragraph-properties style:text-autospace="none"/>
    </style:style>
    <style:style style:name="P21" style:family="paragraph">
      <style:paragraph-properties style:text-autospace="none"/>
      <style:text-properties fo:font-family="'Times New Roman'" style:font-family-generic="roman" style:font-pitch="variable" fo:font-size="18pt"/>
    </style:style>
    <style:style style:name="P22" style:family="paragraph">
      <style:paragraph-properties fo:text-align="start" style:text-autospace="none">
        <style:tab-stops>
          <style:tab-stop style:position="1.528cm"/>
        </style:tab-stops>
      </style:paragraph-properties>
      <style:text-properties fo:color="#000000" fo:font-family="'Courier New'" style:font-family-generic="modern" style:font-pitch="fixed" fo:font-size="13pt" fo:text-shadow="none" style:font-family-asian="Menlo-Regular" style:font-size-asian="13pt" style:font-family-complex="Menlo-Regular" style:font-size-complex="13pt"/>
    </style:style>
    <style:style style:name="P23" style:family="paragraph">
      <style:text-properties fo:color="#000080" fo:font-family="'Times New Roman'" style:font-family-generic="roman" style:font-pitch="variable" fo:font-size="26pt" fo:text-shadow="none" style:font-size-asian="26pt" style:font-size-complex="26pt"/>
    </style:style>
    <style:style style:name="P24" style:family="paragraph">
      <style:paragraph-properties fo:text-align="start"/>
      <style:text-properties fo:color="#000080" fo:font-family="'Courier New'" style:font-family-generic="modern" style:font-pitch="fixed" fo:font-size="13pt" fo:text-shadow="none" style:font-size-asian="13pt" style:font-size-complex="13pt"/>
    </style:style>
    <style:style style:name="P25" style:family="paragraph">
      <style:paragraph-properties fo:text-align="start" style:text-autospace="none">
        <style:tab-stops>
          <style:tab-stop style:position="1.528cm"/>
        </style:tab-stops>
      </style:paragraph-properties>
      <style:text-properties fo:color="#000080" fo:font-family="'Times New Roman'" style:font-family-generic="roman" style:font-pitch="variable" fo:font-size="22pt" fo:text-shadow="none" style:font-size-asian="22pt" style:font-size-complex="22pt"/>
    </style:style>
    <style:style style:name="P26" style:family="paragraph">
      <style:paragraph-properties style:text-autospace="none"/>
      <style:text-properties fo:font-size="18pt"/>
    </style:style>
    <style:style style:name="T1" style:family="text">
      <style:text-properties fo:color="#000080" fo:font-family="'Times New Roman'" style:font-family-generic="roman" style:font-pitch="variable" fo:font-size="40pt" fo:language="en" fo:country="GB" style:font-size-asian="40pt" style:font-size-complex="40pt"/>
    </style:style>
    <style:style style:name="T2" style:family="text">
      <style:text-properties fo:color="#000080" style:text-outline="false" style:text-line-through-style="none" style:text-position="0% 100%" fo:font-family="'Times New Roman'" style:font-family-generic="roman" style:font-pitch="variable" fo:font-size="24pt" fo:language="en" fo:country="GB" fo:font-style="normal" fo:text-shadow="none" style:text-underline-style="none" fo:font-weight="normal" style:font-family-asian="Times-Roman" style:font-family-generic-asian="roman" style:font-size-asian="24pt" style:font-style-asian="normal" style:font-weight-asian="normal" style:font-family-complex="Times-Roman" style:font-family-generic-complex="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80" fo:font-family="'Times New Roman'" style:font-family-generic="roman" style:font-pitch="variable" fo:font-size="24pt" fo:language="en" fo:country="GB" style:font-size-asian="24pt" style:font-size-complex="24pt"/>
    </style:style>
    <style:style style:name="T4" style:family="text">
      <style:text-properties fo:color="#000080" fo:font-family="'Times New Roman'" style:font-family-generic="roman" style:font-pitch="variable" fo:font-size="18pt" fo:language="en" fo:country="GB" style:font-size-asian="18pt" style:font-size-complex="18pt"/>
    </style:style>
    <style:style style:name="T5" style:family="text">
      <style:text-properties fo:color="#000080" fo:font-family="'Times New Roman'" style:font-family-generic="roman" style:font-pitch="variable" fo:font-size="22pt" fo:language="en" fo:country="GB" style:font-size-asian="22pt" style:font-size-complex="22pt"/>
    </style:style>
    <style:style style:name="T6" style:family="text">
      <style:text-properties fo:color="#000080" fo:font-family="'Times New Roman'" style:font-family-generic="roman" style:font-pitch="variable" fo:font-size="22pt" style:font-size-asian="22pt" style:font-size-complex="22pt"/>
    </style:style>
    <style:style style:name="T7" style:family="text">
      <style:text-properties fo:color="#000080" fo:font-family="'Times New Roman'" style:font-family-generic="roman" style:font-pitch="variable" fo:font-size="22pt" style:text-underline-style="none" style:font-size-asian="22pt" style:font-size-complex="22pt"/>
    </style:style>
    <style:style style:name="T8" style:family="text">
      <style:text-properties fo:color="#000080" fo:font-family="'Times New Roman'" style:font-family-generic="roman" style:font-pitch="variable" fo:font-size="32pt" fo:language="en" fo:country="GB" style:font-size-asian="32pt" style:font-size-complex="32pt"/>
    </style:style>
    <style:style style:name="T9" style:family="text">
      <style:text-properties fo:color="#000080" fo:font-family="'Times New Roman'" style:font-family-generic="roman" style:font-pitch="variable" fo:font-size="26pt" fo:language="en" fo:country="GB" fo:text-shadow="none" style:font-size-asian="26pt" style:font-size-complex="26pt"/>
    </style:style>
    <style:style style:name="T10" style:family="text">
      <style:text-properties fo:language="en" fo:country="GB"/>
    </style:style>
    <style:style style:name="T11" style:family="text">
      <style:text-properties fo:font-family="'Times New Roman'" style:font-family-generic="roman" style:font-pitch="variable" fo:font-size="14pt" fo:language="en" fo:country="GB" fo:font-weight="bold" style:font-size-asian="14pt" style:font-weight-asian="bold" style:font-size-complex="14pt" style:font-weight-complex="bold"/>
    </style:style>
    <style:style style:name="T12" style:family="text">
      <style:text-properties fo:font-family="'Times New Roman'" style:font-family-generic="roman" style:font-pitch="variable" fo:font-size="14pt" fo:language="en" fo:country="GB" fo:font-weight="normal" style:font-size-asian="14pt" style:font-weight-asian="normal" style:font-size-complex="14pt" style:font-weight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language="en" fo:country="GB" style:font-size-asian="16pt" style:font-size-complex="16pt"/>
    </style:style>
    <style:style style:name="T15" style:family="text">
      <style:text-properties fo:font-size="14pt" fo:language="en" fo:country="GB" style:font-size-asian="14pt" style:font-size-complex="14pt"/>
    </style:style>
    <style:style style:name="T16" style:family="text">
      <style:text-properties fo:color="#000080" fo:font-family="'Times New Roman'" style:font-family-generic="roman" style:font-pitch="variable" fo:font-size="16pt" fo:language="en" fo:country="GB" fo:text-shadow="none" style:font-size-asian="16pt" style:language-asian="en" style:country-asian="US" style:font-family-complex="'Courier New'" style:font-family-generic-complex="modern" style:font-pitch-complex="fixed" style:font-size-complex="16pt"/>
    </style:style>
    <style:style style:name="T17" style:family="text">
      <style:text-properties fo:color="#000080" fo:font-family="'Courier New'" style:font-family-generic="modern" style:font-pitch="fixed" fo:font-size="13pt" fo:language="en" fo:country="GB" fo:text-shadow="none" style:font-size-asian="13pt" style:language-asian="en" style:country-asian="US" style:font-family-complex="'Courier New'" style:font-family-generic-complex="modern" style:font-pitch-complex="fixed" style:font-size-complex="13pt"/>
    </style:style>
    <style:style style:name="T18" style:family="text">
      <style:text-properties fo:color="#000080" fo:font-family="'Courier New'" style:font-family-generic="modern" style:font-pitch="fixed" fo:font-size="16pt" fo:language="en" fo:country="GB" fo:text-shadow="none" style:font-size-asian="16pt" style:language-asian="en" style:country-asian="US" style:font-family-complex="'Courier New'" style:font-family-generic-complex="modern" style:font-pitch-complex="fixed" style:font-size-complex="16pt"/>
    </style:style>
    <style:style style:name="T19" style:family="text">
      <style:text-properties fo:color="#000080" style:text-outline="false" style:text-line-through-style="none" style:text-position="0% 100%" fo:font-family="'Courier New'" style:font-family-generic="modern" style:font-pitch="fixed" fo:font-size="16pt" fo:language="en" fo:country="GB" fo:font-style="normal" fo:text-shadow="none" style:text-underline-style="none" fo:font-weight="normal" style:font-family-asian="Times-Roman" style:font-family-generic-asian="roman" style:font-size-asian="16pt" style:language-asian="en" style:country-asian="US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80" fo:font-family="'Arial Narrow'" style:font-style-name="Gras" style:font-family-generic="swiss" style:font-pitch="variable" fo:font-size="38pt" fo:language="en" fo:country="GB" fo:text-shadow="none" style:font-size-asian="38pt" style:font-size-complex="38pt"/>
    </style:style>
    <style:style style:name="T21" style:family="text">
      <style:text-properties fo:color="#000080" fo:font-family="'Times New Roman'" style:font-family-generic="roman" style:font-pitch="variable" fo:font-size="38pt" fo:language="en" fo:country="GB" fo:text-shadow="none" style:font-size-asian="38pt" style:font-size-complex="38pt"/>
    </style:style>
    <style:style style:name="T22" style:family="text">
      <style:text-properties fo:color="#000080" fo:font-family="'Courier New'" style:font-family-generic="modern" style:font-pitch="fixed" fo:font-size="16pt" fo:language="en" fo:country="GB" fo:text-shadow="none" fo:font-weight="bold" style:font-size-asian="16pt" style:language-asian="en" style:country-asian="US" style:font-weight-asian="bold" style:font-size-complex="16pt" style:font-weight-complex="bold"/>
    </style:style>
    <style:style style:name="T23" style:family="text">
      <style:text-properties fo:color="#000080" fo:font-family="'Courier New'" style:font-family-generic="modern" style:font-pitch="fixed" fo:font-size="16pt" fo:language="en" fo:country="GB" fo:text-shadow="none" style:font-size-asian="16pt" style:language-asian="en" style:country-asian="US" style:font-size-complex="16pt"/>
    </style:style>
    <style:style style:name="T24" style:family="text">
      <style:text-properties fo:color="#000080" fo:font-family="'Times New Roman'" style:font-family-generic="roman" style:font-pitch="variable" fo:font-size="16pt" fo:language="en" fo:country="GB" fo:text-shadow="none" style:font-size-asian="16pt" style:language-asian="en" style:country-asian="US" style:font-size-complex="16pt"/>
    </style:style>
    <style:style style:name="T25" style:family="text">
      <style:text-properties fo:color="#000080" fo:font-family="'Times New Roman'" style:font-family-generic="roman" style:font-pitch="variable" fo:font-size="16pt" fo:text-shadow="none" style:font-size-asian="16pt" style:font-size-complex="16pt"/>
    </style:style>
    <style:style style:name="T26" style:family="text">
      <style:text-properties fo:color="#000080" fo:font-family="'Courier New'" style:font-family-generic="modern" style:font-pitch="fixed" fo:font-size="16pt" fo:text-shadow="none" fo:font-weight="bold" style:font-size-asian="16pt" style:font-weight-asian="bold" style:font-size-complex="16pt" style:font-weight-complex="bold"/>
    </style:style>
    <style:style style:name="T27" style:family="text">
      <style:text-properties fo:color="#000080" fo:font-family="'Courier New'" style:font-family-generic="modern" style:font-pitch="fixed" fo:font-size="16pt" fo:text-shadow="none" style:font-size-asian="16pt" style:font-size-complex="16pt"/>
    </style:style>
    <style:style style:name="T28" style:family="text">
      <style:text-properties fo:color="#000080" fo:font-family="'Times New Roman'" style:font-family-generic="roman" style:font-pitch="variable" fo:font-size="22pt" fo:language="en" fo:country="GB" fo:text-shadow="none" style:font-size-asian="22pt" style:font-size-complex="22pt"/>
    </style:style>
    <style:style style:name="T29" style:family="text">
      <style:text-properties fo:color="#000080" fo:font-family="'Times New Roman'" style:font-family-generic="roman" style:font-pitch="variable" fo:font-size="16pt" fo:text-shadow="none" style:font-size-asian="16pt" style:font-size-complex="16pt"/>
    </style:style>
    <style:style style:name="T30" style:family="text">
      <style:text-properties fo:color="#000080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normal" style:font-family-asian="Menlo-Regular" style:font-size-asian="16pt" style:font-style-asian="normal" style:font-weight-asian="normal" style:font-family-complex="Menlo-Regular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80" fo:font-family="'Courier New'" style:font-family-generic="modern" style:font-pitch="fixed" fo:font-size="16pt" fo:text-shadow="none" style:font-size-asian="16pt" style:font-size-complex="16pt"/>
    </style:style>
    <style:style style:name="T32" style:family="text">
      <style:text-properties fo:font-family="'Times New Roman'" style:font-family-generic="roman" style:font-pitch="variable" fo:font-size="38pt" fo:language="en" fo:country="GB" fo:text-shadow="none" style:font-size-asian="38pt" style:font-size-complex="38pt"/>
    </style:style>
    <style:style style:name="T33" style:family="text">
      <style:text-properties fo:color="#000080" fo:font-family="'Times New Roman'" style:font-family-generic="roman" style:font-pitch="variable" fo:font-size="16pt" fo:text-shadow="none" style:font-family-asian="Menlo-Regular" style:font-size-asian="16pt" style:font-family-complex="Menlo-Regular" style:font-size-complex="16pt"/>
    </style:style>
    <style:style style:name="T34" style:family="text">
      <style:text-properties fo:color="#000080" fo:font-family="'Courier New'" style:font-family-generic="modern" style:font-pitch="fixed" fo:font-size="12pt" fo:text-shadow="none" style:font-family-asian="Menlo-Regular" style:font-size-asian="12pt" style:font-family-complex="Menlo-Regular" style:font-size-complex="12pt"/>
    </style:style>
    <style:style style:name="T35" style:family="text">
      <style:text-properties fo:color="#000080" style:text-outline="false" style:text-line-through-style="none" style:text-position="0% 100%" fo:font-family="'Courier New'" style:font-family-generic="modern" style:font-pitch="fixed" fo:font-size="13pt" fo:font-style="normal" fo:text-shadow="none" style:text-underline-style="none" fo:font-weight="normal" style:font-family-asian="Menlo-Regular" style:font-size-asian="13pt" style:font-style-asian="normal" style:font-weight-asian="normal" style:font-family-complex="Menlo-Regular" style:font-size-complex="13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760f50" style:text-outline="false" style:text-line-through-style="none" style:text-position="0% 100%" fo:font-family="'Courier New'" style:font-family-generic="modern" style:font-pitch="fixed" fo:font-size="13pt" fo:font-style="normal" fo:text-shadow="none" style:text-underline-style="none" fo:font-weight="normal" style:font-family-asian="Menlo-Regular" style:font-size-asian="13pt" style:font-style-asian="normal" style:font-weight-asian="normal" style:font-family-complex="Menlo-Regular" style:font-size-complex="13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position="0% 100%" fo:font-family="'Courier New'" style:font-family-generic="modern" style:font-pitch="fixed" fo:font-size="13pt" fo:font-style="normal" fo:text-shadow="none" style:text-underline-style="none" fo:font-weight="normal" style:font-family-asian="Menlo-Regular" style:font-size-asian="13pt" style:font-style-asian="normal" style:font-weight-asian="normal" style:font-family-complex="Menlo-Regular" style:font-size-complex="13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ff" style:text-outline="false" style:text-line-through-style="none" style:text-position="0% 100%" fo:font-family="'Courier New'" style:font-family-generic="modern" style:font-pitch="fixed" fo:font-size="13pt" fo:font-style="normal" fo:text-shadow="none" style:text-underline-style="none" fo:font-weight="normal" style:font-family-asian="Menlo-Regular" style:font-size-asian="13pt" style:font-style-asian="normal" style:font-weight-asian="normal" style:font-family-complex="Menlo-Regular" style:font-size-complex="13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891315" style:text-outline="false" style:text-line-through-style="none" style:text-position="0% 100%" fo:font-family="'Courier New'" style:font-family-generic="modern" style:font-pitch="fixed" fo:font-size="13pt" fo:font-style="normal" fo:text-shadow="none" style:text-underline-style="none" fo:font-weight="normal" style:font-family-asian="Menlo-Regular" style:font-size-asian="13pt" style:font-style-asian="normal" style:font-weight-asian="normal" style:font-family-complex="Menlo-Regular" style:font-size-complex="13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family="'Courier New'" style:font-family-generic="modern" style:font-pitch="fixed" fo:font-size="13pt" fo:text-shadow="none" style:font-family-asian="Menlo-Regular" style:font-size-asian="13pt" style:font-family-complex="Menlo-Regular" style:font-size-complex="13pt"/>
    </style:style>
    <style:style style:name="T41" style:family="text">
      <style:text-properties fo:color="#000000" fo:font-family="'Courier New'" style:font-family-generic="modern" style:font-pitch="fixed" fo:font-size="13pt" fo:text-shadow="none" style:font-family-asian="Menlo-Regular" style:font-size-asian="13pt" style:font-family-complex="Menlo-Regular" style:font-size-complex="13pt"/>
    </style:style>
    <style:style style:name="T42" style:family="text">
      <style:text-properties fo:color="#0000ff" fo:font-family="'Courier New'" style:font-family-generic="modern" style:font-pitch="fixed" fo:font-size="13pt" fo:text-shadow="none" style:font-family-asian="Menlo-Regular" style:font-size-asian="13pt" style:font-family-complex="Menlo-Regular" style:font-size-complex="13pt"/>
    </style:style>
    <style:style style:name="T43" style:family="text">
      <style:text-properties fo:color="#760f50" fo:font-family="'Courier New'" style:font-family-generic="modern" style:font-pitch="fixed" fo:font-size="13pt" fo:text-shadow="none" style:font-family-asian="Menlo-Regular" style:font-size-asian="13pt" style:font-family-complex="Menlo-Regular" style:font-size-complex="13pt"/>
    </style:style>
    <style:style style:name="T44" style:family="text">
      <style:text-properties fo:color="#891315" fo:font-family="'Courier New'" style:font-family-generic="modern" style:font-pitch="fixed" fo:font-size="13pt" fo:text-shadow="none" style:font-family-asian="Menlo-Regular" style:font-size-asian="13pt" style:font-family-complex="Menlo-Regular" style:font-size-complex="13pt"/>
    </style:style>
    <style:style style:name="T45" style:family="text">
      <style:text-properties fo:color="#000000" style:text-outline="false" style:text-line-through-style="none" style:text-position="0% 100%" fo:font-family="'Courier New'" style:font-family-generic="modern" style:font-pitch="fixed" fo:font-size="13pt" fo:font-style="normal" fo:text-shadow="none" style:text-underline-style="none" fo:font-weight="normal" style:font-family-asian="Menlo-Regular" style:font-size-asian="13pt" style:font-style-asian="normal" style:font-weight-asian="normal" style:font-family-complex="Menlo-Regular" style:font-size-complex="13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80" style:text-outline="false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Menlo-Regular" style:font-size-asian="16pt" style:font-style-asian="normal" style:font-weight-asian="normal" style:font-family-complex="Menlo-Regular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80" fo:font-size="22pt" fo:text-shadow="none" style:font-size-asian="22pt" style:font-size-complex="22pt"/>
    </style:style>
    <style:style style:name="T48" style:family="text">
      <style:text-properties fo:color="#000080" fo:font-family="'Courier New'" style:font-family-generic="modern" style:font-pitch="fixed" fo:font-size="22pt" fo:text-shadow="none" style:font-size-asian="22pt" style:font-size-complex="22pt"/>
    </style:style>
    <style:style style:name="T49" style:family="text">
      <style:text-properties fo:font-family="'Times New Roman'" style:font-family-generic="roman" style:font-pitch="variable" fo:font-size="18pt" fo:text-shadow="none"/>
    </style:style>
    <style:style style:name="T50" style:family="text">
      <style:text-properties fo:color="#000080" fo:font-family="'Courier New'" style:font-family-generic="modern" style:font-pitch="fixed" fo:font-size="13pt" fo:language="en" fo:country="GB" fo:text-shadow="none" style:font-family-asian="Menlo-Regular" style:font-size-asian="13pt" style:language-asian="en" style:country-asian="US" style:font-family-complex="'Courier New'" style:font-family-generic-complex="modern" style:font-pitch-complex="fixed" style:font-size-complex="13pt"/>
    </style:style>
    <style:style style:name="T51" style:family="text">
      <style:text-properties fo:color="#000080" fo:font-family="'Arial Narrow'" style:font-style-name="Gras" style:font-family-generic="swiss" style:font-pitch="variable" fo:font-size="32pt" fo:language="en" fo:country="GB" fo:text-shadow="none" style:font-size-asian="32pt" style:font-size-complex="32pt"/>
    </style:style>
    <style:style style:name="T52" style:family="text">
      <style:text-properties fo:color="#000080" fo:font-family="'Arial Narrow'" style:font-style-name="Gras" style:font-family-generic="swiss" style:font-pitch="variable" fo:font-size="26pt" fo:language="en" fo:country="GB" fo:text-shadow="none" style:font-size-asian="26pt" style:font-size-complex="26pt"/>
    </style:style>
    <style:style style:name="T53" style:family="text">
      <style:text-properties fo:color="#000080" style:text-outline="false" style:text-line-through-style="none" style:text-position="0% 100%" fo:font-family="'Times New Roman'" style:font-family-generic="roman" style:font-pitch="variable" fo:font-size="16pt" fo:language="en" fo:country="GB" fo:font-style="normal" fo:text-shadow="none" style:text-underline-style="none" fo:font-weight="normal" style:font-family-asian="Times-Roman" style:font-family-generic-asian="roman" style:font-size-asian="16pt" style:language-asian="en" style:country-asian="US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family="'Times New Roman'" style:font-family-generic="roman" style:font-pitch="variable" fo:font-size="26pt" fo:language="en" fo:country="GB" fo:text-shadow="none" style:font-size-asian="26pt" style:font-size-complex="26pt"/>
    </style:style>
    <style:style style:name="T55" style:family="text">
      <style:text-properties fo:color="#000080" style:text-outline="false" style:text-line-through-style="none" style:text-position="0% 100%" fo:font-family="'Courier New'" style:font-family-generic="modern" style:font-pitch="fixed" fo:font-size="12pt" fo:font-style="normal" fo:text-shadow="none" style:text-underline-style="none" fo:font-weight="normal" style:font-family-asian="Menlo-Regular" style:font-size-asian="12pt" style:font-style-asian="normal" style:font-weight-asian="normal" style:font-family-complex="Menl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00" fo:font-family="'Courier New'" style:font-family-generic="modern" style:font-pitch="fixed" fo:font-size="13pt" fo:text-shadow="none" style:font-family-asian="Menlo-Regular" style:font-size-asian="13pt" style:font-family-complex="Menlo-Regular" style:font-size-complex="7pt"/>
    </style:style>
    <style:style style:name="T57" style:family="text">
      <style:text-properties fo:color="#891315" fo:font-family="'Courier New'" style:font-family-generic="modern" style:font-pitch="fixed" fo:font-size="13pt" fo:text-shadow="none" style:font-family-asian="Menlo-Regular" style:font-size-asian="13pt" style:font-family-complex="Menlo-Regular" style:font-size-complex="7pt"/>
    </style:style>
    <style:style style:name="T58" style:family="text">
      <style:text-properties fo:color="#000080" fo:font-family="'Courier New'" style:font-family-generic="modern" style:font-pitch="fixed" fo:font-size="18pt" fo:text-shadow="none" style:font-family-asian="Menlo-Regular" style:font-size-asian="18pt" style:font-family-complex="Menlo-Regular" style:font-size-complex="18pt"/>
    </style:style>
    <style:style style:name="T59" style:family="text">
      <style:text-properties fo:color="#000080" fo:font-family="'Times New Roman'" style:font-family-generic="roman" style:font-pitch="variable" fo:font-size="18pt" fo:text-shadow="none" style:font-family-asian="Menlo-Regular" style:font-size-asian="18pt" style:font-family-complex="Menlo-Regular" style:font-size-complex="18pt"/>
    </style:style>
    <style:style style:name="T60" style:family="text">
      <style:text-properties fo:color="#000080" fo:font-family="'Courier New'" style:font-family-generic="modern" style:font-pitch="fixed" fo:font-size="13pt" fo:text-shadow="none" style:font-family-asian="Menlo-Regular" style:font-size-asian="13pt" style:font-family-complex="Menlo-Regular" style:font-size-complex="13pt"/>
    </style:style>
    <style:style style:name="T61" style:family="text">
      <style:text-properties fo:color="#000080" fo:font-family="'Courier New'" style:font-family-generic="modern" style:font-pitch="fixed" fo:font-size="11pt" fo:text-shadow="none" style:font-family-asian="Menlo-Regular" style:font-size-asian="11pt" style:font-family-complex="Menlo-Regular" style:font-size-complex="11pt"/>
    </style:style>
    <style:style style:name="T62" style:family="text">
      <style:text-properties fo:color="#0000ff" fo:font-family="'Courier New'" style:font-family-generic="modern" style:font-pitch="fixed" fo:font-size="13pt" fo:text-shadow="none" style:font-family-asian="Menlo-Regular" style:font-size-asian="13pt" style:font-family-complex="Menlo-Regular" style:font-size-complex="7pt"/>
    </style:style>
    <style:style style:name="T63" style:family="text">
      <style:text-properties fo:color="#760f50" fo:font-family="'Courier New'" style:font-family-generic="modern" style:font-pitch="fixed" fo:font-size="13pt" fo:text-shadow="none" style:font-family-asian="Menlo-Regular" style:font-size-asian="13pt" style:font-family-complex="Menlo-Regular" style:font-size-complex="7pt"/>
    </style:style>
    <style:style style:name="T64" style:family="text">
      <style:text-properties fo:color="#000080" fo:font-family="'Courier New'" style:font-family-generic="modern" style:font-pitch="fixed" fo:font-size="13pt" fo:text-shadow="none" fo:font-weight="bold" style:font-family-asian="Menlo-Regular" style:font-size-asian="13pt" style:font-weight-asian="bold" style:font-family-complex="Menlo-Regular" style:font-size-complex="13pt" style:font-weight-complex="bold"/>
    </style:style>
    <style:style style:name="T65" style:family="text">
      <style:text-properties fo:color="#000000" fo:font-family="'Courier New'" style:font-family-generic="modern" style:font-pitch="fixed" fo:font-size="12pt" fo:text-shadow="none" style:font-family-asian="Menlo-Regular" style:font-size-asian="12pt" style:font-family-complex="Menlo-Regular" style:font-size-complex="6pt"/>
    </style:style>
    <style:style style:name="T66" style:family="text">
      <style:text-properties fo:color="#000000" fo:font-family="'Times New Roman'" style:font-family-generic="roman" style:font-pitch="variable" fo:font-size="16pt" fo:text-shadow="none" style:font-family-asian="Menlo-Regular" style:font-size-asian="16pt" style:font-family-complex="Menlo-Regular" style:font-size-complex="16pt"/>
    </style:style>
    <style:style style:name="T67" style:family="text">
      <style:text-properties fo:color="#000080" fo:font-family="'Courier New'" style:font-family-generic="modern" style:font-pitch="fixed" fo:font-size="13pt" fo:text-shadow="none" style:font-size-asian="13pt" style:font-size-complex="13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suffix=")" style:num-format="1">
        <style:list-level-properties/>
        <style:text-properties fo:color="#000080" fo:font-size="100%"/>
      </text:list-level-style-number>
      <text:list-level-style-number text:level="2" style:num-suffix=")" style:num-format="1">
        <style:list-level-properties text:space-before="1.27cm"/>
        <style:text-properties fo:color="#000080" fo:font-size="100%"/>
      </text:list-level-style-number>
      <text:list-level-style-number text:level="3" style:num-suffix=")" style:num-format="1">
        <style:list-level-properties text:space-before="2.54cm"/>
        <style:text-properties fo:color="#000080" fo:font-size="100%"/>
      </text:list-level-style-number>
      <text:list-level-style-number text:level="4" style:num-suffix=")" style:num-format="1">
        <style:list-level-properties text:space-before="3.81cm"/>
        <style:text-properties fo:color="#000080" fo:font-size="100%"/>
      </text:list-level-style-number>
      <text:list-level-style-number text:level="5" style:num-suffix=")" style:num-format="1">
        <style:list-level-properties text:space-before="5.08cm"/>
        <style:text-properties fo:color="#000080" fo:font-size="100%"/>
      </text:list-level-style-number>
      <text:list-level-style-number text:level="6" style:num-suffix=")" style:num-format="1">
        <style:list-level-properties text:space-before="5.08cm"/>
        <style:text-properties fo:color="#000080" fo:font-size="100%"/>
      </text:list-level-style-number>
      <text:list-level-style-number text:level="7" style:num-suffix=")" style:num-format="1">
        <style:list-level-properties text:space-before="5.08cm"/>
        <style:text-properties fo:color="#000080" fo:font-size="100%"/>
      </text:list-level-style-number>
      <text:list-level-style-number text:level="8" style:num-suffix=")" style:num-format="1">
        <style:list-level-properties text:space-before="5.08cm"/>
        <style:text-properties fo:color="#000080" fo:font-size="100%"/>
      </text:list-level-style-number>
      <text:list-level-style-number text:level="9" style:num-suffix=")" style:num-format="1">
        <style:list-level-properties text:space-before="5.08cm"/>
        <style:text-properties fo:color="#000080" fo:font-size="100%"/>
      </text:list-level-style-number>
      <text:list-level-style-number text:level="10" style:num-suffix=")" style:num-format="1">
        <style:list-level-properties text:space-before="5.08cm"/>
        <style:text-properties fo:color="#000080" fo:font-size="100%"/>
      </text:list-level-style-number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3399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33399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33399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33399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33399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33399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333399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fo:color="#333399" fo:font-size="45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333399" fo:font-size="45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333399" fo:font-size="45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333399" fo:font-size="45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333399" fo:font-size="45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333399" fo:font-size="45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333399" fo:font-size="45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333399" fo:font-size="45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333399" fo:font-size="45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333399" fo:font-size="45%"/>
      </text:list-level-style-bullet>
    </text:list-style>
  </office:automatic-styles>
  <office:body>
    <office:presentation>
      <draw:page draw:name="page1" draw:style-name="dp1" draw:master-page-name="Titre1" presentation:presentation-page-layout-name="AL1T0">
        <office:forms form:automatic-focus="false" form:apply-design-mode="false"/>
        <draw:frame presentation:style-name="pr1" draw:text-style-name="P1" draw:layer="layout" svg:width="21.59cm" svg:height="4.085cm" svg:x="1.901cm" svg:y="6.923cm" presentation:class="title" presentation:user-transformed="true">
          <draw:text-box>
            <text:p/>
          </draw:text-box>
        </draw:frame>
        <draw:frame presentation:style-name="pr2" draw:text-style-name="P1" draw:layer="layout" svg:width="17.78cm" svg:height="1.337cm" svg:x="3.81cm" svg:y="14.327cm" presentation:class="subtitle" presentation:user-transformed="true">
          <draw:text-box>
            <text:p/>
          </draw:text-box>
        </draw:frame>
        <draw:frame draw:style-name="gr1" draw:text-style-name="P3" draw:layer="layout" svg:width="23.5cm" svg:height="2cm" svg:x="1cm" svg:y="4.7cm">
          <draw:text-box>
            <text:p text:style-name="P2"><text:span text:style-name="T1">GuineaPig++ with XtremWeb-HEP</text:span></text:p>
          </draw:text-box>
        </draw:frame>
        <draw:frame draw:style-name="gr2" draw:text-style-name="P4" draw:layer="layout" svg:width="23.5cm" svg:height="10.055cm" svg:x="1cm" svg:y="6.445cm">
          <draw:text-box>
            <text:p text:style-name="P2"><text:span text:style-name="T2">6eme réunion codes de calcul accélérateur (GCAO)</text:span><text:span text:style-name="T3"><text:line-break/></text:span><text:span text:style-name="T3">Lundi 31 janvier 2010</text:span></text:p>
            <text:p text:style-name="P2"><text:span text:style-name="T3">LAL</text:span><text:span text:style-name="T3"><text:line-break/></text:span><text:span text:style-name="T3"><text:line-break/></text:span><text:span text:style-name="T3">Simon Dadoun </text:span><text:span text:style-name="T3"><text:a xlink:href="mailto:sdadoun@lal.in2p3.fr">sdadoun@lal.in2p3.fr</text:a></text:span><text:span text:style-name="T3"><text:line-break/></text:span><text:span text:style-name="T3"><text:line-break/></text:span><text:span text:style-name="T4">Je suis au SI du LAL sur le projet européen DEGISCO (Oleg Lodygensky)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1" draw:style-name="dp1" draw:master-page-name="Titre1" presentation:presentation-page-layout-name="AL1T0">
        <office:forms form:automatic-focus="false" form:apply-design-mode="false"/>
        <draw:frame presentation:style-name="pr1" draw:text-style-name="P1" draw:layer="layout" svg:width="21.59cm" svg:height="4.085cm" svg:x="0.41cm" svg:y="6.915cm" presentation:class="title" presentation:user-transformed="true">
          <draw:text-box>
            <text:p/>
          </draw:text-box>
        </draw:frame>
        <draw:frame presentation:style-name="pr2" draw:text-style-name="P1" draw:layer="layout" svg:width="17.78cm" svg:height="1.337cm" svg:x="3.81cm" svg:y="14.327cm" presentation:class="subtitle" presentation:user-transformed="true">
          <draw:text-box>
            <text:p/>
          </draw:text-box>
        </draw:frame>
        <draw:frame draw:style-name="gr4" draw:text-style-name="P6" draw:layer="layout" svg:width="22.5cm" svg:height="7.699cm" svg:x="1.5cm" svg:y="7.274cm">
          <draw:text-box>
            <text:list text:style-name="L2">
              <text:list-item>
                <text:p><text:span text:style-name="T5"><text:s/></text:span><text:span text:style-name="T5">Presentation of XtremWeb-HEP</text:span></text:p>
              </text:list-item>
              <text:list-item>
                <text:p><text:span text:style-name="T6"><text:s/></text:span><text:span text:style-name="T6">Submit a GuineaPig++ job and retrieve <text:s/>results </text:span></text:p>
              </text:list-item>
              <text:list-item>
                <text:p><text:span text:style-name="T6"><text:s/></text:span><text:span text:style-name="T6">Example of multiple submission</text:span><text:span text:style-name="T6"><text:line-break/></text:span><text:span text:style-name="T6"/></text:p>
              </text:list-item>
              <text:list-item>
                <text:p><text:span text:style-name="T7"><text:s/></text:span><text:span text:style-name="T7">Annex :</text:span><text:span text:style-name="T7"><text:line-break/></text:span><text:span text:style-name="T7">Used GuineaPig++ parameters file</text:span><text:span text:style-name="T7"><text:line-break/></text:span><text:span text:style-name="T7">Install and configure XtremWeb-HEP Client</text:span><text:span text:style-name="T7"><text:line-break/></text:span><text:span text:style-name="T7">Example of macro file</text:span></text:p>
              </text:list-item>
            </text:list>
          </draw:text-box>
        </draw:frame>
        <draw:frame draw:style-name="gr5" draw:text-style-name="P7" draw:layer="layout" svg:width="23.5cm" svg:height="1.799cm" svg:x="1cm" svg:y="4.701cm">
          <draw:text-box>
            <text:p text:style-name="P2"><text:span text:style-name="T8">GuineaPig++ avec XtremWeb-HEP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8" draw:layer="layout" svg:width="20.633cm" svg:height="2.772cm" svg:x="4.398cm" svg:y="0.965cm" presentation:class="title" presentation:user-transformed="true">
          <draw:text-box>
            <text:p><text:span text:style-name="T9">Presentation of XtremWeb-HEP (Xwhep)</text:span></text:p>
          </draw:text-box>
        </draw:frame>
        <draw:frame draw:style-name="gr6" draw:layer="layout" svg:width="23cm" svg:height="12.443cm" svg:x="0.5cm" svg:y="4.5cm">
          <draw:text-box>
            <text:p><text:span text:style-name="T10"/></text:p>
            <text:p/>
            <text:p/>
            <text:p/>
            <text:p/>
            <text:p/>
            <text:p><text:span text:style-name="T10"/></text:p>
            <text:p/>
            <text:p/>
            <text:p/>
            <text:p><text:span text:style-name="T10"/></text:p>
            <text:p/>
            <text:p/>
            <text:p/>
            <text:p/>
            <text:p/>
          </draw:text-box>
        </draw:frame>
        <draw:rect draw:style-name="gr7" draw:text-style-name="P9" draw:layer="layout" svg:width="3.499cm" svg:height="1.435cm" svg:x="18.301cm" svg:y="5.265cm">
          <text:p text:style-name="P2"><text:span text:style-name="T11">Server </text:span><text:span text:style-name="T12">(admin)</text:span></text:p>
        </draw:rect>
        <draw:line draw:style-name="gr8" draw:text-style-name="P9" draw:layer="layout" svg:x1="19.4cm" svg:y1="6.766cm" svg:x2="17.336cm" svg:y2="9.2cm">
          <text:p/>
        </draw:line>
        <draw:line draw:style-name="gr9" draw:text-style-name="P9" draw:layer="layout" svg:x1="20.5cm" svg:y1="6.766cm" svg:x2="22.416cm" svg:y2="9.2cm">
          <text:p/>
        </draw:line>
        <draw:rect draw:style-name="gr7" draw:text-style-name="P9" draw:layer="layout" svg:width="3.499cm" svg:height="1.435cm" svg:x="15.701cm" svg:y="9.2cm">
          <text:p text:style-name="P2"><text:span text:style-name="T11">Client</text:span><text:span text:style-name="T12"> (users)</text:span></text:p>
        </draw:rect>
        <draw:rect draw:style-name="gr7" draw:text-style-name="P9" draw:layer="layout" svg:width="3.499cm" svg:height="1.435cm" svg:x="20.601cm" svg:y="9.2cm">
          <text:p text:style-name="P2"><text:span text:style-name="T11">Worker1</text:span><text:span text:style-name="T11"><text:line-break/></text:span><text:span text:style-name="T12">(volunteer1)</text:span></text:p>
        </draw:rect>
        <draw:frame draw:style-name="gr10" draw:text-style-name="P10" draw:layer="layout" svg:width="14.997cm" svg:height="12.836cm" svg:x="0.503cm" svg:y="4.164cm">
          <draw:text-box>
            <text:p><text:span text:style-name="T13">For intensive computation needs, there is the computer farms, the grids (e.g.: gLite middleware), and the desktop grids like Xwhep.</text:span><text:span text:style-name="T13"><text:line-break/></text:span><text:span text:style-name="T13"><text:line-break/></text:span><text:span text:style-name="T13">Xwhep is a desktop </text:span><text:span text:style-name="T14">grid</text:span><text:span text:style-name="T13"> </text:span><text:span text:style-name="T14">middleware</text:span><text:span text:style-name="T13"> </text:span><text:span text:style-name="T14">like</text:span><text:span text:style-name="T13"> BOINC (SETI@Home), also known as volunteer computing.</text:span><text:span text:style-name="T13"><text:line-break/></text:span><text:span text:style-name="T13"><text:line-break/></text:span><text:span text:style-name="T13">Not for parallelized computing (because worker nodes cannot communicate with each other).</text:span><text:span text:style-name="T13"><text:line-break/></text:span><text:span text:style-name="T13"><text:line-break/></text:span><text:span text:style-name="T13">Three programs : server, worker and client.</text:span><text:span text:style-name="T13"><text:line-break/></text:span><text:span text:style-name="T13"><text:line-break/></text:span><text:span text:style-name="T13">Derived by Oleg Lodygensky from INRIA project Xtremweb.</text:span><text:span text:style-name="T13"><text:line-break/></text:span><text:span text:style-name="T13"><text:line-break/></text:span><text:span text:style-name="T13">Currently the LAL Xwhep deployment is composed by approximately 12 Linux-AMD64 and 25 Mac-Intel. </text:span></text:p>
          </draw:text-box>
        </draw:frame>
        <draw:rect draw:style-name="gr7" draw:text-style-name="P9" draw:layer="layout" svg:width="3.499cm" svg:height="1.435cm" svg:x="20.602cm" svg:y="11.001cm">
          <text:p text:style-name="P2"><text:span text:style-name="T11">Worker2</text:span><text:span text:style-name="T11"><text:line-break/></text:span><text:span text:style-name="T12">(volunteer2)</text:span></text:p>
        </draw:rect>
        <draw:rect draw:style-name="gr7" draw:text-style-name="P9" draw:layer="layout" svg:width="3.499cm" svg:height="1.435cm" svg:x="20.602cm" svg:y="12.801cm">
          <text:p text:style-name="P2"><text:span text:style-name="T11">Worker3</text:span><text:span text:style-name="T11"><text:line-break/></text:span><text:span text:style-name="T12">(volunteer3)</text:span></text:p>
        </draw:rect>
        <draw:rect draw:style-name="gr7" draw:text-style-name="P9" draw:layer="layout" svg:width="3.499cm" svg:height="0.898cm" svg:x="20.603cm" svg:y="14.602cm">
          <text:p text:style-name="P2"><text:span text:style-name="T15">...</text:span></text:p>
        </draw:rect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6" draw:text-style-name="P12" draw:layer="layout" svg:width="23.443cm" svg:height="12.8cm" svg:x="0.557cm" svg:y="4.2cm" presentation:class="subtitle" presentation:user-transformed="true">
          <draw:text-box>
            <text:p text:style-name="P11"><text:span text:style-name="T16">List of current available applications at LAL's installation :</text:span><text:span text:style-name="T16"><text:line-break/></text:span><text:span text:style-name="T17"> UID='a87d6769-9694-46f7-9120-55b03da33095', NAME='DART'</text:span><text:span text:style-name="T17"><text:line-break/></text:span><text:span text:style-name="T17"> UID='3df0653c-b3f0-439e-b5f6-c28c9bd306e3', NAME='bnbss'</text:span><text:span text:style-name="T17"><text:line-break/></text:span><text:span text:style-name="T17"> UID='0cf21428-7c9a-42f3-a478-b684492cdbb9', NAME='cat'</text:span><text:span text:style-name="T17"><text:line-break/></text:span><text:span text:style-name="T17"> UID='e3fdd9a2-367e-4d22-87c1-b201deec6b9d', NAME='test'</text:span><text:span text:style-name="T17"><text:line-break/></text:span><text:span text:style-name="T17"> UID='afdfc5c6-12a7-4f54-9e34-e782f62d3991', NAME='VINA'</text:span><text:span text:style-name="T17"><text:line-break/></text:span><text:span text:style-name="T17"> UID='8f582f85-100e-4505-8bd7-22dc0c5a6dfd', NAME='sgmuons'</text:span><text:span text:style-name="T17"><text:line-break/></text:span><text:span text:style-name="T17"> UID='2e3ac23a-ed6b-4041-89bd-64af6a23be87', NAME='dsp'</text:span><text:span text:style-name="T17"><text:line-break/></text:span><text:span text:style-name="T17"> UID='de7d2350-c0e1-4229-8615-1939340c4bd9', NAME='isdep'</text:span><text:span text:style-name="T17"><text:line-break/></text:span><text:span text:style-name="T17"> UID='a737cd8f-204e-413b-a427-8aaf6c3c56a4', NAME='ls'</text:span><text:span text:style-name="T17"><text:line-break/></text:span><text:span text:style-name="T17"> UID='210eaeaa-9e79-41a7-b35f-d0b442af0f52', NAME='FFMPEG'</text:span><text:span text:style-name="T17"><text:line-break/></text:span><text:span text:style-name="T17"> UID='0b7c51d9-717d-48e2-8be7-c3e315b0eec9', NAME='slinca'</text:span><text:span text:style-name="T17"><text:line-break/></text:span><text:span text:style-name="T17"> UID='7a0485cd-ab1d-491c-9a36-3c9aa5ab19db', NAME='scale'</text:span><text:span text:style-name="T17"><text:line-break/></text:span><text:span text:style-name="T17"> UID='6d185fdd-ab53-4ed4-b854-34338f9cab1d', NAME='autodock4_amd64'</text:span><text:span text:style-name="T17"><text:line-break/></text:span><text:span text:style-name="T17"> UID='6671debc-f2bc-49f1-ad2e-dc00d8240d19', NAME='guineapig'</text:span></text:p>
            <text:p text:style-name="P11"><text:span text:style-name="T16">To use one of those apps you need to install the client</text:span><text:span text:style-name="T16"><text:line-break/></text:span><text:span text:style-name="T16">You can install it from there :</text:span><text:span text:style-name="T18"><text:line-break/></text:span><text:span text:style-name="T19"><text:a xlink:href="http://www.xtremweb-hep.org/spip.php?article52">http://www.xtremweb-hep.org/spip.php?article52</text:a></text:span></text:p>
          </draw:text-box>
        </draw:frame>
        <draw:frame presentation:style-name="pr4" draw:text-style-name="P8" draw:layer="layout" svg:width="20.633cm" svg:height="2.772cm" svg:x="4.397cm" svg:y="0.965cm" presentation:class="title" presentation:user-transformed="true">
          <draw:text-box>
            <text:p><text:span text:style-name="T20">XtremWeb-HEP</text:span><text:span text:style-name="T21"> : </text:span><text:span text:style-name="T9">admin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7" draw:text-style-name="P12" draw:layer="layout" svg:width="23.443cm" svg:height="12.8cm" svg:x="0.557cm" svg:y="4.2cm" presentation:class="subtitle" presentation:user-transformed="true">
          <draw:text-box>
            <text:p text:style-name="P11"><text:span text:style-name="T16">Verify GuineaPig++ is available </text:span><text:span text:style-name="T16"><text:line-break/></text:span><text:span text:style-name="T22">$&gt; xwapps | grep guineapig</text:span><text:span text:style-name="T23"><text:line-break/></text:span><text:span text:style-name="T23">UID='6671debc-f2bc-49f1-ad2e-dc00d8240d19', NAME='guineapig'</text:span><text:span text:style-name="T23"><text:line-break/></text:span><text:span text:style-name="T23"><text:line-break/></text:span><text:span text:style-name="T16">Submit a job with guineapig application </text:span><text:span text:style-name="T24"><text:line-break/></text:span><text:span text:style-name="T22">$&gt; xwsubmit guineapig nominal pairsprod output.dat --xwenv acc.dat</text:span><text:span text:style-name="T23"><text:line-break/></text:span><text:span text:style-name="T23">xw://xwserv.lal.in2p3.fr:4321/e5f1049e-2078-4167-bcf5-9bd388a721ce</text:span><text:span text:style-name="T23"><text:line-break/></text:span><text:span text:style-name="T23"><text:line-break/></text:span><text:span text:style-name="T24">You can check the job status at any time</text:span><text:span text:style-name="T25"><text:line-break/></text:span><text:span text:style-name="T26">$&gt; xwstatus</text:span><text:span text:style-name="T27"><text:line-break/></text:span><text:span text:style-name="T27">UID='7c5da2cf-1168-461b-b8fc-2a586599f175', STATUS='RUNNING', COMPLETEDDATE=NULL, LABEL=NULL, ERROR_MSG=NULL</text:span></text:p>
          </draw:text-box>
        </draw:frame>
        <draw:frame presentation:style-name="pr4" draw:text-style-name="P8" draw:layer="layout" svg:width="20.633cm" svg:height="2.772cm" svg:x="4.397cm" svg:y="0.965cm" presentation:class="title" presentation:user-transformed="true">
          <draw:text-box>
            <text:list text:style-name="L3">
              <text:list-item>
                <text:p><text:span text:style-name="T28">Submit a GuineaPig job and retrieve <text:s/>results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8" draw:text-style-name="P12" draw:layer="layout" svg:width="22.86cm" svg:height="12.574cm" svg:x="1.301cm" svg:y="4.321cm" presentation:class="subtitle" presentation:user-transformed="true">
          <draw:text-box>
            <text:p text:style-name="P11"><text:span text:style-name="T25">When the job is <text:s/>completed, you retrieve its result</text:span><text:span text:style-name="T27"><text:line-break/></text:span><text:span text:style-name="T27">$&gt; xwresults 7c5da2cf-1168-461b-b8fc-2a586599f175</text:span><text:span text:style-name="T27"><text:line-break/></text:span><text:span text:style-name="T27"><text:line-break/></text:span><text:span text:style-name="T25">This downloads the result zip file, </text:span><text:span text:style-name="T25"><text:line-break/></text:span><text:span text:style-name="T27">$&gt; gunzip 823075a8-1de1-40c2-b7ae-71064330b186_ResultsOf_ecbba1f9-2d77-428a-a2a3-2001636d08cf.zip</text:span><text:span text:style-name="T27"><text:line-break/></text:span><text:span text:style-name="T25"><text:line-break/></text:span><text:span text:style-name="T25">which contains the following files :</text:span><text:span text:style-name="T25"><text:line-break/></text:span><text:span text:style-name="T27">beam1.dat</text:span><text:span text:style-name="T27"><text:tab/></text:span><text:span text:style-name="T27">beam2.dat</text:span><text:span text:style-name="T27"><text:tab/></text:span><text:span text:style-name="T27">output.dat</text:span><text:span text:style-name="T27"><text:tab/></text:span><text:span text:style-name="T27">photon.dat</text:span><text:span text:style-name="T27"><text:tab/></text:span><text:span text:style-name="T27">rndm.save</text:span><text:span text:style-name="T27"><text:tab/></text:span><text:span text:style-name="T27">secondaries.dat</text:span><text:span text:style-name="T27"><text:tab/></text:span><text:span text:style-name="T27">stderr.txt</text:span><text:span text:style-name="T27"><text:tab/></text:span><text:span text:style-name="T27">stdout.txt</text:span><text:span text:style-name="T27"><text:line-break/></text:span><text:span text:style-name="T27"><text:line-break/></text:span><text:span text:style-name="T29">important acc.dat parameters :</text:span><text:span text:style-name="T29"><text:line-break/></text:span><text:span text:style-name="T30">n_x=32 ; </text:span><text:span text:style-name="T31">n_y=64 ; n_z=32 ; </text:span><text:span text:style-name="T30">n_t=5 ; n_m=30000 ;</text:span></text:p>
          </draw:text-box>
        </draw:frame>
        <draw:frame presentation:style-name="pr4" draw:text-style-name="P8" draw:layer="layout" svg:width="20.633cm" svg:height="2.772cm" svg:x="4.409cm" svg:y="0.965cm" presentation:class="title" presentation:user-transformed="true">
          <draw:text-box>
            <text:list text:style-name="L3">
              <text:list-item>
                <text:p><text:span text:style-name="T28">Submit a GuineaPig job and retrieve <text:s/>results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9" draw:text-style-name="P13" draw:layer="layout" svg:width="20.4cm" svg:height="4.246cm" svg:x="5cm" svg:y="0.17cm" presentation:class="title">
          <draw:text-box>
            <text:p><text:span text:style-name="T32">Example of multiple submissions</text:span></text:p>
          </draw:text-box>
        </draw:frame>
        <draw:frame presentation:style-name="pr8" draw:text-style-name="P14" draw:layer="layout" svg:width="22.86cm" svg:height="12.574cm" svg:x="1.14cm" svg:y="4.416cm" presentation:class="subtitle" presentation:user-transformed="true">
          <draw:text-box>
            <text:p text:style-name="P11"><text:span text:style-name="T33">This shell script submits 10 jobs :</text:span><text:span text:style-name="T33"><text:line-break/></text:span><text:span text:style-name="T34"><text:line-break/></text:span><text:span text:style-name="T35">#!/bin/sh</text:span><text:span text:style-name="T35"><text:line-break/></text:span><text:span text:style-name="T35">rm UIDS/*</text:span><text:span text:style-name="T35"><text:line-break/></text:span><text:span text:style-name="T35"><text:line-break/></text:span><text:span text:style-name="T36">for</text:span><text:span text:style-name="T37"> (( i=</text:span><text:span text:style-name="T38">0</text:span><text:span text:style-name="T37">; i&lt;=</text:span><text:span text:style-name="T38">9</text:span><text:span text:style-name="T37">; i++ ))</text:span><text:span text:style-name="T37"><text:line-break/></text:span><text:span text:style-name="T35">do</text:span><text:span text:style-name="T35"><text:line-break/></text:span><text:span text:style-name="T37"> <text:s/>echo </text:span><text:span text:style-name="T39">"xwsubmit guineapig nominal pairsprod output$i.txt --xwenv acc.dat &gt; UIDS/jobuid$i"</text:span><text:span text:style-name="T39"><text:line-break/></text:span><text:span text:style-name="T39"><text:line-break/></text:span><text:span text:style-name="T35"> <text:s/>xwsubmit guineapig nominal pairsprod output$i.txt --xwenv acc.dat &gt; UIDS/jobuid$i</text:span><text:span text:style-name="T35"><text:line-break/></text:span><text:span text:style-name="T35"><text:line-break/></text:span><text:span text:style-name="T35">done</text:span><text:span text:style-name="T35"><text:line-break/></text:span><text:span text:style-name="T35"/></text:p>
          </draw:text-box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9" draw:text-style-name="P13" draw:layer="layout" svg:width="20.4cm" svg:height="4.246cm" svg:x="5cm" svg:y="0.17cm" presentation:class="title">
          <draw:text-box>
            <text:p><text:span text:style-name="T32">Example of multiple submissions</text:span></text:p>
          </draw:text-box>
        </draw:frame>
        <draw:frame presentation:style-name="pr8" draw:text-style-name="P16" draw:layer="layout" svg:width="22.86cm" svg:height="12.574cm" svg:x="1.14cm" svg:y="4.416cm" presentation:class="subtitle" presentation:user-transformed="true">
          <draw:text-box>
            <text:p text:style-name="P15"><text:span text:style-name="T33">This shell script monitors the jobs (we can do it manually with xwstatus) :</text:span><text:span text:style-name="T33"><text:line-break/></text:span><text:span text:style-name="T33"><text:line-break/></text:span><text:span text:style-name="T40">#!/bin/sh</text:span><text:span text:style-name="T40"><text:line-break/></text:span><text:span text:style-name="T40"><text:line-break/></text:span><text:span text:style-name="T41">LOOPTEST=</text:span><text:span text:style-name="T42">2</text:span><text:span text:style-name="T42"><text:line-break/></text:span><text:span text:style-name="T43">while</text:span><text:span text:style-name="T41"> [ $LOOPTEST -ne </text:span><text:span text:style-name="T42">1</text:span><text:span text:style-name="T41"> <text:s/>];</text:span><text:span text:style-name="T41"><text:line-break/></text:span><text:span text:style-name="T43">do</text:span><text:span text:style-name="T41"> </text:span><text:span text:style-name="T41"><text:line-break/></text:span><text:span text:style-name="T40"> <text:s/>xwstatus &gt; xwstatus.tmp</text:span><text:span text:style-name="T40"><text:line-break/></text:span><text:span text:style-name="T41"> <text:s/>cat xwstatus.tmp | </text:span><text:span text:style-name="T43">while</text:span><text:span text:style-name="T41"> </text:span><text:span text:style-name="T43">read</text:span><text:span text:style-name="T41"> line; </text:span><text:span text:style-name="T43">do</text:span><text:span text:style-name="T41"> echo </text:span><text:span text:style-name="T44">"${line}"</text:span><text:span text:style-name="T41">; </text:span><text:span text:style-name="T43">done</text:span><text:span text:style-name="T43"><text:line-break/></text:span><text:span text:style-name="T41"> <text:s/>echo </text:span><text:span text:style-name="T44">""</text:span><text:span text:style-name="T44"><text:line-break/></text:span><text:span text:style-name="T41"> <text:s/>PENDING=</text:span><text:span text:style-name="T44">`cat xwstatus.tmp | grep PENDING | wc -l`</text:span><text:span text:style-name="T41">;</text:span><text:span text:style-name="T41"><text:line-break/></text:span><text:span text:style-name="T41"> <text:s/>echo </text:span><text:span text:style-name="T44">"$PENDING pending jobs"</text:span><text:span text:style-name="T41">; <text:s text:c="5"/></text:span><text:span text:style-name="T41"><text:line-break/></text:span><text:span text:style-name="T41"> <text:s/>RUNNING=</text:span><text:span text:style-name="T44">`cat xwstatus.tmp | grep RUNNING | wc -l`</text:span><text:span text:style-name="T41">;</text:span><text:span text:style-name="T41"><text:line-break/></text:span><text:span text:style-name="T41"> <text:s/>echo </text:span><text:span text:style-name="T44">"$RUNNING running jobs"</text:span><text:span text:style-name="T41">; <text:s text:c="5"/></text:span><text:span text:style-name="T41"><text:line-break/></text:span><text:span text:style-name="T40"> <text:s/>LOOPTEST=$(( $PENDING + $RUNNING ));</text:span><text:span text:style-name="T40"><text:line-break/></text:span><text:span text:style-name="T41"> <text:s/>sleep </text:span><text:span text:style-name="T42">30</text:span><text:span text:style-name="T42"><text:line-break/></text:span><text:span text:style-name="T40">done</text:span><text:span text:style-name="T40"><text:line-break/></text:span><text:span text:style-name="T41">echo </text:span><text:span text:style-name="T44">"Finished!"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9" draw:text-style-name="P13" draw:layer="layout" svg:width="20.4cm" svg:height="4.246cm" svg:x="5cm" svg:y="0.17cm" presentation:class="title">
          <draw:text-box>
            <text:p><text:span text:style-name="T32">Example of multiple submissions</text:span></text:p>
          </draw:text-box>
        </draw:frame>
        <draw:frame presentation:style-name="pr8" draw:text-style-name="P16" draw:layer="layout" svg:width="22.86cm" svg:height="12.574cm" svg:x="1.14cm" svg:y="4.416cm" presentation:class="subtitle" presentation:user-transformed="true">
          <draw:text-box>
            <text:p text:style-name="P15"><text:span text:style-name="T33">This shell script removes previously submitted jobs :</text:span><text:span text:style-name="T43"><text:line-break/></text:span><text:span text:style-name="T43"><text:line-break/></text:span><text:span text:style-name="T43">#!/bin/sh</text:span><text:span text:style-name="T41"><text:line-break/></text:span><text:span text:style-name="T41"><text:line-break/></text:span><text:span text:style-name="T43">for</text:span><text:span text:style-name="T41"> job </text:span><text:span text:style-name="T43">in</text:span><text:span text:style-name="T41"> </text:span><text:span text:style-name="T44">`ls UIDS`</text:span><text:span text:style-name="T44"><text:line-break/></text:span><text:span text:style-name="T43">do</text:span><text:span text:style-name="T43"><text:line-break/></text:span><text:span text:style-name="T43"><text:line-break/></text:span><text:span text:style-name="T41"> <text:s/>echo </text:span><text:span text:style-name="T44">"xwrm `cat UIDS/$job`"</text:span><text:span text:style-name="T44"><text:line-break/></text:span><text:span text:style-name="T44"><text:line-break/></text:span><text:span text:style-name="T41"> <text:s/>xwrm </text:span><text:span text:style-name="T44">`cat UIDS/$job`</text:span><text:span text:style-name="T44"><text:line-break/></text:span><text:span text:style-name="T44"><text:line-break/></text:span><text:span text:style-name="T43">done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9" draw:text-style-name="P13" draw:layer="layout" svg:width="20.4cm" svg:height="4.246cm" svg:x="5cm" svg:y="0.17cm" presentation:class="title">
          <draw:text-box>
            <text:p><text:span text:style-name="T32">Time recorded</text:span></text:p>
          </draw:text-box>
        </draw:frame>
        <draw:frame presentation:style-name="pr8" draw:text-style-name="P16" draw:layer="layout" svg:width="22.86cm" svg:height="12.574cm" svg:x="1.14cm" svg:y="4.416cm" presentation:class="subtitle" presentation:user-transformed="true">
          <draw:text-box>
            <text:p text:style-name="P17"><text:span text:style-name="T33">Time recorded by 2 configurations :</text:span><text:span text:style-name="T43"><text:line-break/></text:span><text:span text:style-name="T43"><text:line-break/></text:span><text:span text:style-name="T41"><text:line-break/></text:span><text:span text:style-name="T41">One run on a lx2 machine </text:span><text:span text:style-name="T37">:</text:span></text:p>
            <text:p text:style-name="P18"><text:span text:style-name="T41">time ./guineapig++.exe nominal pairsprod output</text:span></text:p>
            <text:p text:style-name="P18"><text:span text:style-name="T41">n_m=30000 <text:s text:c="2"/>207 seconds ; <text:s/></text:span><text:span text:style-name="T41"><text:line-break/></text:span><text:span text:style-name="T41">n_m=50000 <text:s text:c="2"/>393 seconds <text:s/>; <text:s/></text:span></text:p>
            <text:p text:style-name="P18"><text:span text:style-name="T41"/></text:p>
            <text:p text:style-name="P18"><text:span text:style-name="T41">10 jobs on Xwhep at LAL:</text:span></text:p>
            <text:p text:style-name="P18"><text:span text:style-name="T41">time ./guigogo.sh</text:span></text:p>
            <text:p text:style-name="P11"><text:span text:style-name="T37">n_m=30000 <text:s text:c="2"/>360 seconds ; <text:s text:c="2"/></text:span><text:span text:style-name="T45">benefit <text:s/>~1600 seconds</text:span><text:span text:style-name="T37"><text:line-break/></text:span><text:span text:style-name="T37">n_m=50000 <text:s text:c="2"/>1000 seconds ; <text:s/>benefit <text:s/>~3000 seconds</text:span><text:span text:style-name="T37"><text:line-break/></text:span><text:span text:style-name="T37"><text:line-break/></text:span><text:span text:style-name="T46">The longer the jobs are, the more benefit you have using Xwhep.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9" draw:text-style-name="P13" draw:layer="layout" svg:width="20.4cm" svg:height="4.246cm" svg:x="5cm" svg:y="0.17cm" presentation:class="title">
          <draw:text-box>
            <text:p><text:span text:style-name="T32">Conclusion</text:span></text:p>
          </draw:text-box>
        </draw:frame>
        <draw:frame presentation:style-name="pr8" draw:text-style-name="P19" draw:layer="layout" svg:width="22.86cm" svg:height="12.574cm" svg:x="0.571cm" svg:y="4.12cm" presentation:class="subtitle" presentation:user-transformed="true">
          <draw:text-box>
            <text:p text:style-name="P11"><text:span text:style-name="T47"/></text:p>
            <text:p text:style-name="P11"><text:span text:style-name="T48"/></text:p>
            <text:p text:style-name="P11"><text:span text:style-name="T48"/></text:p>
          </draw:text-box>
        </draw:frame>
        <draw:frame draw:style-name="gr11" draw:text-style-name="P21" draw:layer="layout" svg:width="23.5cm" svg:height="12cm" svg:x="0.5cm" svg:y="4.5cm">
          <draw:text-box>
            <text:p text:style-name="P20"><text:span text:style-name="T49"><text:line-break/></text:span><text:span text:style-name="T49">Xwhep is a good opportunity to use huge amount of CPUs very easily.</text:span><text:span text:style-name="T49"><text:line-break/></text:span><text:span text:style-name="T49"><text:line-break/></text:span><text:span text:style-name="T49">Volunteers are welcome to increase number of CPUs.</text:span><text:span text:style-name="T49"><text:line-break/></text:span><text:span text:style-name="T49"><text:line-break/></text:span><text:span text:style-name="T49">Prospect : we plan to provide a web user interface to run GuineaPig on a desktop grid using the LAL workers (futur accelerator simulation platform).</text:span><text:span text:style-name="T49"><text:line-break/></text:span><text:span text:style-name="T49"><text:line-break/></text:span><text:span text:style-name="T49">A bridge Xwhep to EGEE exists, under some security conditions, a job submitted on Xwhep can be computed by an EGEE ressource.</text:span></text:p>
            <text:p text:style-name="P20"><text:span text:style-name="T49"><text:s/>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10" draw:text-style-name="P22" draw:layer="layout" svg:width="6.443cm" svg:height="12.1cm" svg:x="0.557cm" svg:y="4.4cm" presentation:class="subtitle" presentation:user-transformed="true">
          <draw:text-box>
            <text:p text:style-name="P15"><text:span text:style-name="T50">$ACCELERATOR:: nominal</text:span><text:span text:style-name="T50"><text:line-break/></text:span><text:span text:style-name="T50">{</text:span><text:span text:style-name="T50"><text:line-break/></text:span><text:span text:style-name="T50">energy=250.0;</text:span><text:span text:style-name="T50"><text:line-break/></text:span><text:span text:style-name="T50">particles=2;</text:span><text:span text:style-name="T50"><text:line-break/></text:span><text:span text:style-name="T50">beta_x=21.0;</text:span><text:span text:style-name="T50"><text:line-break/></text:span><text:span text:style-name="T50">beta_y=0.4;</text:span><text:span text:style-name="T50"><text:line-break/></text:span><text:span text:style-name="T50">offset_x=0.;</text:span><text:span text:style-name="T50"><text:line-break/></text:span><text:span text:style-name="T50">offset_y=0.;</text:span><text:span text:style-name="T50"><text:line-break/></text:span><text:span text:style-name="T50">angle_x = 0.0;</text:span><text:span text:style-name="T50"><text:line-break/></text:span><text:span text:style-name="T50">emitt_x=10.0;</text:span><text:span text:style-name="T50"><text:line-break/></text:span><text:span text:style-name="T50">emitt_y=0.04;</text:span><text:span text:style-name="T50"><text:line-break/></text:span><text:span text:style-name="T50">sigma_z=300.0;</text:span><text:span text:style-name="T50"><text:line-break/></text:span><text:span text:style-name="T50">charge_sign=-1;</text:span><text:span text:style-name="T50"><text:line-break/></text:span><text:span text:style-name="T50">}</text:span></text:p>
          </draw:text-box>
        </draw:frame>
        <draw:frame presentation:style-name="pr4" draw:text-style-name="P23" draw:layer="layout" svg:width="20.633cm" svg:height="2.772cm" svg:x="4.397cm" svg:y="0.965cm" presentation:class="title" presentation:user-transformed="true">
          <draw:text-box>
            <text:p><text:span text:style-name="T51">Annex</text:span><text:span text:style-name="T52"> : content of acc.dat</text:span><text:span text:style-name="T52"><text:line-break/></text:span><text:span text:style-name="T52">Used GuineaPig++ parameters file</text:span></text:p>
          </draw:text-box>
        </draw:frame>
        <draw:frame presentation:style-name="pr11" draw:text-style-name="P24" draw:layer="layout" svg:width="8.642cm" svg:height="12.8cm" svg:x="15.258cm" svg:y="4.025cm">
          <draw:text-box>
            <text:p text:style-name="P15"><text:span text:style-name="T50"><text:line-break/></text:span><text:span text:style-name="T50">store_photons=1 ;</text:span><text:span text:style-name="T50"><text:line-break/></text:span><text:span text:style-name="T50">do_pairs=1 ;</text:span><text:span text:style-name="T50"><text:line-break/></text:span><text:span text:style-name="T50">track_secondaries=1; <text:s/></text:span><text:span text:style-name="T50"><text:line-break/></text:span><text:span text:style-name="T50">store_secondaries=2;</text:span><text:span text:style-name="T50"><text:line-break/></text:span><text:span text:style-name="T50">do_compt = 0;</text:span><text:span text:style-name="T50"><text:line-break/></text:span><text:span text:style-name="T50">grids=7 ;</text:span><text:span text:style-name="T50"><text:line-break/></text:span><text:span text:style-name="T50">pair_ratio = 1.; <text:s text:c="2"/></text:span><text:span text:style-name="T50"><text:line-break/></text:span><text:span text:style-name="T50">pair_ecut = 0.005;</text:span><text:span text:style-name="T50"><text:line-break/></text:span><text:span text:style-name="T50">pair_q2=2;</text:span><text:span text:style-name="T50"><text:line-break/></text:span><text:span text:style-name="T50">beam_size=1;</text:span><text:span text:style-name="T50"><text:line-break/></text:span><text:span text:style-name="T50">ext_field=0;</text:span><text:span text:style-name="T50"><text:line-break/></text:span><text:span text:style-name="T50">do_compt_phot = 0;</text:span><text:span text:style-name="T50"><text:line-break/></text:span><text:span text:style-name="T50">do_hadrons=0 ;</text:span><text:span text:style-name="T50"><text:line-break/></text:span><text:span text:style-name="T50">store_hadrons = 0 ;</text:span><text:span text:style-name="T50"><text:line-break/></text:span><text:span text:style-name="T50">do_jets=0 ; <text:s text:c="2"/></text:span><text:span text:style-name="T50"><text:line-break/></text:span><text:span text:style-name="T50">store_jets=0 ;</text:span><text:span text:style-name="T50"><text:line-break/></text:span><text:span text:style-name="T50">rndm_seed =232341;</text:span><text:span text:style-name="T50"><text:line-break/></text:span><text:span text:style-name="T50">rndm_load=0;</text:span><text:span text:style-name="T50"><text:line-break/></text:span><text:span text:style-name="T50">rndm_save = 0;</text:span><text:span text:style-name="T50"><text:line-break/></text:span><text:span text:style-name="T50">load_beam = 0;</text:span><text:span text:style-name="T50"><text:line-break/></text:span><text:span text:style-name="T50">}</text:span></text:p>
          </draw:text-box>
        </draw:frame>
        <draw:frame presentation:style-name="pr12" draw:text-style-name="P22" draw:layer="layout" svg:width="6.443cm" svg:height="12.1cm" svg:x="7.658cm" svg:y="4.4cm">
          <draw:text-box>
            <text:p text:style-name="P15"><text:span text:style-name="T50">$PARAMETERS:: pairsprod</text:span><text:span text:style-name="T50"><text:line-break/></text:span><text:span text:style-name="T50">{</text:span><text:span text:style-name="T50"><text:line-break/></text:span><text:span text:style-name="T50">n_x=32 ;</text:span><text:span text:style-name="T50"><text:line-break/></text:span><text:span text:style-name="T50">n_y=64 ;</text:span><text:span text:style-name="T50"><text:line-break/></text:span><text:span text:style-name="T50">n_z=32 ; <text:s text:c="5"/></text:span><text:span text:style-name="T50"><text:line-break/></text:span><text:span text:style-name="T50">n_t=5 ;</text:span><text:span text:style-name="T50"><text:line-break/></text:span><text:span text:style-name="T50">cut_x=3.0*sigma_x.1 ;</text:span><text:span text:style-name="T50"><text:line-break/></text:span><text:span text:style-name="T50">cut_y=6.0*sigma_y.1 ;</text:span><text:span text:style-name="T50"><text:line-break/></text:span><text:span text:style-name="T50">cut_z=3.0*sigma_z.1 ;</text:span><text:span text:style-name="T50"><text:line-break/></text:span><text:span text:style-name="T50">n_m=30000 ;</text:span><text:span text:style-name="T50"><text:line-break/></text:span><text:span text:style-name="T50">force_symmetric=0; <text:s/></text:span><text:span text:style-name="T50"><text:line-break/></text:span><text:span text:style-name="T50">integration_method=2 ;</text:span><text:span text:style-name="T50"><text:line-break/></text:span><text:span text:style-name="T50">do_eloss = 1 ;</text:span><text:span text:style-name="T50"><text:line-break/></text:span><text:span text:style-name="T50">do_isr = 0;</text:span><text:span text:style-name="T50"><text:line-break/></text:span><text:span text:style-name="T50">store_beam=1 ;</text:span><text:span text:style-name="T50"><text:line-break/></text:span><text:span text:style-name="T50">electron_ratio=0.5 ;</text:span><text:span text:style-name="T50"><text:line-break/></text:span><text:span text:style-name="T50">do_photons=1 ;</text:span><text:span text:style-name="T50"><text:line-break/></text:span><text:span text:style-name="T50">photon_ratio=1. ;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13" draw:text-style-name="P12" draw:layer="layout" svg:width="23.443cm" svg:height="13.521cm" svg:x="0.557cm" svg:y="4.04cm" presentation:class="subtitle" presentation:user-transformed="true">
          <draw:text-box>
            <text:p text:style-name="P11"><text:span text:style-name="T16">To submit you need Xwhep client, you can install it from there :</text:span><text:span text:style-name="T16"><text:line-break/></text:span><text:span text:style-name="T53"><text:a xlink:href="http://www.xtremweb-hep.org/spip.php?article52">http://www.xtremweb-hep.org/spip.php?article52</text:a></text:span><text:span text:style-name="T53"><text:line-break/></text:span><text:span text:style-name="T53">(It is available for Mac, Scientific-Linux (rpm), Debian (deb), it requiered Sun JRE 1.6).</text:span><text:span text:style-name="T53"><text:line-break/></text:span><text:span text:style-name="T53"><text:line-break/></text:span><text:span text:style-name="T53">Then copy the configuration template :</text:span><text:span text:style-name="T53"><text:line-break/></text:span><text:span text:style-name="T19">$&gt; mkdir $HOME/.xtremweb</text:span><text:span text:style-name="T19"><text:line-break/></text:span><text:span text:style-name="T19">$&gt; cp /Applications/xwhep.client/conf/xtremweb.client.conf \ $HOME/.xtremweb <text:s/></text:span><text:span text:style-name="T53">( On Linux /opt/xwhep-client-${VERSION} )</text:span><text:span text:style-name="T53"><text:line-break/></text:span><text:span text:style-name="T53"><text:line-break/></text:span><text:span text:style-name="T53">In $HOME/.xtremweb/xtremweb.client.conf delete the login and password parameters.</text:span><text:span text:style-name="T53"><text:line-break/></text:span><text:span text:style-name="T53"><text:line-break/></text:span><text:span text:style-name="T53">Set the environment variable X509_USER_PROXY with the path and name of your proxy : </text:span><text:span text:style-name="T53"><text:line-break/></text:span><text:span text:style-name="T19">$&gt; export X509_USER_PROXY=$HOME/.globus/myproxy</text:span><text:span text:style-name="T53"><text:line-break/></text:span><text:span text:style-name="T53">Or on Linux </text:span><text:span text:style-name="T19">setenv X509_USER_PROXY "$HOME/.globus/myproxy"</text:span><text:span text:style-name="T19"><text:line-break/></text:span><text:span text:style-name="T19"><text:line-break/></text:span><text:span text:style-name="T53">Indeed to use the Xwhep client you need to authenticate, either with login/password or with a X509 proxy, here we use X509 proxy.</text:span><text:span text:style-name="T53"><text:line-break/></text:span><text:span text:style-name="T53">To generate a proxy you need to have a X509 certificate and belong to a VO, both accepted by LAL.</text:span><text:span text:style-name="T53"><text:line-break/></text:span><text:span text:style-name="T53">More informations available on Xwhep svn, doc/DEGISCO_Tutorial.odp</text:span><text:span text:style-name="T53"><text:line-break/></text:span><text:span text:style-name="T53"/></text:p>
          </draw:text-box>
        </draw:frame>
        <draw:frame presentation:style-name="pr4" draw:text-style-name="P23" draw:layer="layout" svg:width="20.633cm" svg:height="2.772cm" svg:x="4.397cm" svg:y="0.965cm" presentation:class="title" presentation:user-transformed="true">
          <draw:text-box>
            <text:p><text:span text:style-name="T51">Annex</text:span><text:span text:style-name="T52"> : XtremWeb-HEP,</text:span><text:span text:style-name="T9"> configure the client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9" draw:text-style-name="P13" draw:layer="layout" svg:width="20.4cm" svg:height="4.246cm" svg:x="5cm" svg:y="0.17cm" presentation:class="title">
          <draw:text-box>
            <text:p><text:span text:style-name="T51">Annex</text:span><text:span text:style-name="T52"> : </text:span><text:span text:style-name="T54">Example of macro file</text:span></text:p>
          </draw:text-box>
        </draw:frame>
        <draw:frame presentation:style-name="pr8" draw:text-style-name="P14" draw:layer="layout" svg:width="22.86cm" svg:height="12.574cm" svg:x="1.14cm" svg:y="4.416cm" presentation:class="subtitle" presentation:user-transformed="true">
          <draw:text-box>
            <text:p text:style-name="P15"><text:span text:style-name="T33">If you need to submit a lot of jobs (&gt;50) quickly, you may consider using the xwmacro option.</text:span><text:span text:style-name="T33"><text:line-break/></text:span><text:span text:style-name="T33">It allows in one java call to submit several commands.</text:span><text:span text:style-name="T33"><text:line-break/></text:span><text:span text:style-name="T33"><text:line-break/></text:span><text:span text:style-name="T33">This script generate a macro file and submit it :</text:span><text:span text:style-name="T33"><text:line-break/></text:span><text:span text:style-name="T33"><text:line-break/></text:span><text:span text:style-name="T55">#!/bin/sh</text:span><text:span text:style-name="T55"><text:line-break/></text:span><text:span text:style-name="T56">echo </text:span><text:span text:style-name="T57">"--xwsendwork guineapig ILC LC-GENERAL ooo --xwenv acc.dat"</text:span><text:span text:style-name="T56"> &gt;&gt; xwmacro.txt;</text:span><text:span text:style-name="T56"><text:line-break/></text:span><text:span text:style-name="T56">echo </text:span><text:span text:style-name="T57">"--xwsendwork guineapig ILC LC-GENERAL ooo --xwenv acc.dat"</text:span><text:span text:style-name="T56"> &gt;&gt; xwmacro.txt;</text:span><text:span text:style-name="T56"><text:line-break/></text:span><text:span text:style-name="T56">echo </text:span><text:span text:style-name="T57">"--xwsendwork guineapig ILC LC-GENERAL ooo --xwenv acc.dat"</text:span><text:span text:style-name="T56"> &gt;&gt; xwmacro.txt;</text:span><text:span text:style-name="T58"><text:line-break/></text:span><text:span text:style-name="T56">echo </text:span><text:span text:style-name="T57">"Submit macro file..."</text:span><text:span text:style-name="T57"><text:line-break/></text:span><text:span text:style-name="T34">xwversion --xwmacro xwmacro.txt &gt; jobuids</text:span><text:span text:style-name="T34"><text:line-break/></text:span><text:span text:style-name="T56">echo </text:span><text:span text:style-name="T57">"Monitor the jobs..."</text:span><text:span text:style-name="T57"><text:line-break/></text:span><text:span text:style-name="T34">#add --xwget at the beginning of each line</text:span><text:span text:style-name="T34"><text:line-break/></text:span><text:span text:style-name="T56">sed -i </text:span><text:span text:style-name="T57">''</text:span><text:span text:style-name="T56"> </text:span><text:span text:style-name="T57">'s/^/--xwget /'</text:span><text:span text:style-name="T56"> jobuids</text:span><text:span text:style-name="T56"><text:line-break/></text:span><text:span text:style-name="T34">#add --xwformat at the end of each line</text:span><text:span text:style-name="T34"><text:line-break/></text:span><text:span text:style-name="T56">sed -i </text:span><text:span text:style-name="T57">''</text:span><text:span text:style-name="T56"> </text:span><text:span text:style-name="T57">'s/$/ --xwformat xml/g'</text:span><text:span text:style-name="T56"> jobuids</text:span><text:span text:style-name="T56"><text:line-break/></text:span><text:span text:style-name="T33"><text:line-break/></text:span><text:span text:style-name="T33">Then the file jobuids contains :</text:span><text:span text:style-name="T59"><text:line-break/></text:span><text:span text:style-name="T60">--xwdownload --xwget xw://xwserv.lal.in2p3.fr:4321/032...063ab0435 --xwformat xml</text:span><text:span text:style-name="T60"><text:line-break/></text:span><text:span text:style-name="T60">--xwdownload --xwget xw://xwserv.lal.in2p3.fr:4321/8a5...bde1ed6d3 --xwformat xml</text:span><text:span text:style-name="T60"><text:line-break/></text:span><text:span text:style-name="T60">--xwdownload --xwget xw://xwserv.lal.in2p3.fr:4321/b38...4a165632b --xwformat xml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9" draw:text-style-name="P13" draw:layer="layout" svg:width="20.4cm" svg:height="4.246cm" svg:x="5cm" svg:y="0.17cm" presentation:class="title">
          <draw:text-box>
            <text:p><text:span text:style-name="T51">Annex</text:span><text:span text:style-name="T52"> : </text:span><text:span text:style-name="T54">Example of macro file</text:span></text:p>
          </draw:text-box>
        </draw:frame>
        <draw:frame presentation:style-name="pr8" draw:text-style-name="P25" draw:layer="layout" svg:width="22.86cm" svg:height="12.574cm" svg:x="1.301cm" svg:y="4.321cm" presentation:class="subtitle" presentation:user-transformed="true">
          <draw:text-box>
            <text:p text:style-name="P15"><text:span text:style-name="T33">This part monitor the jobs status and stop when there is no more PENDING or RUNNING jobs :</text:span><text:span text:style-name="T33"><text:line-break/></text:span><text:span text:style-name="T61"><text:line-break/></text:span><text:span text:style-name="T34">xwversion --xwmacro jobuids &gt; res</text:span><text:span text:style-name="T34"><text:line-break/></text:span><text:span text:style-name="T56">LOOPTEST=</text:span><text:span text:style-name="T62">1</text:span><text:span text:style-name="T62"><text:line-break/></text:span><text:span text:style-name="T63">while</text:span><text:span text:style-name="T56"> [ $LOOPTEST -ne </text:span><text:span text:style-name="T62">0</text:span><text:span text:style-name="T56"> <text:s/>]; </text:span><text:span text:style-name="T63">do</text:span><text:span text:style-name="T63"><text:line-break/></text:span><text:span text:style-name="T56"> <text:s/>echo </text:span><text:span text:style-name="T57">"Check jobs's status"</text:span><text:span text:style-name="T57"><text:line-break/></text:span><text:span text:style-name="T56"> <text:s/>PENDING=</text:span><text:span text:style-name="T57">`cat res | grep PENDING | wc -l`</text:span><text:span text:style-name="T56">;</text:span><text:span text:style-name="T56"><text:line-break/></text:span><text:span text:style-name="T56"> <text:s/>RUNNING=</text:span><text:span text:style-name="T57">`cat res | grep RUNNING | wc -l`</text:span><text:span text:style-name="T56">;</text:span><text:span text:style-name="T56"><text:line-break/></text:span><text:span text:style-name="T56"> <text:s/>echo </text:span><text:span text:style-name="T57">"$PENDING pending jobs, $RUNNING running jobs"</text:span><text:span text:style-name="T56">; <text:s text:c="5"/></text:span><text:span text:style-name="T56"><text:line-break/></text:span><text:span text:style-name="T34"> <text:s/>LOOPTEST=$(( $PENDING + $RUNNING ));</text:span><text:span text:style-name="T34"><text:line-break/></text:span><text:span text:style-name="T56"> <text:s/>sleep </text:span><text:span text:style-name="T62">3</text:span><text:span text:style-name="T56">;</text:span><text:span text:style-name="T56"><text:line-break/></text:span><text:span text:style-name="T34"> <text:s/>xwversion --xwmacro jobuids &gt; res;</text:span><text:span text:style-name="T34"><text:line-break/></text:span><text:span text:style-name="T34">done</text:span><text:span text:style-name="T34"><text:line-break/></text:span><text:span text:style-name="T33"><text:line-break/></text:span><text:span text:style-name="T33">The file res contains the xml description of each jobs, e.g. :</text:span><text:span text:style-name="T33"><text:line-break/></text:span><text:span text:style-name="T60">&lt;work uid="032a...0435" userproxy="xw://xwserv.lal.in2p3.fr:4321/260d....85f7" isservice="false" isdeleted="false" appuid="6671....0d19" owneruid="972c....6eae" accessrights="0x755" status="</text:span><text:span text:style-name="T64">COMPLETED</text:span><text:span text:style-name="T60">" returncode="0" cmdline="ILC LC-GENERAL ooo" dirinuri="xw://xwserv.lal.in2p3.fr:4321/e81c....b886" resulturi="xw://xwserv.lal.in2p3.fr:4321/fd41....5d0d" arrivaldate="2011-01-26 16:25:16" completeddate="2011-01-26 16:25:58" sendtoclient="false" local="true" active="true" replicated="false" maxretry="0" minmemory="0" mincpuspeed="0" <text:s/>/&gt;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9" draw:text-style-name="P13" draw:layer="layout" svg:width="20.4cm" svg:height="4.246cm" svg:x="5cm" svg:y="0.17cm" presentation:class="title">
          <draw:text-box>
            <text:p><text:span text:style-name="T51">Annex</text:span><text:span text:style-name="T52"> : </text:span><text:span text:style-name="T54">Example of macro file</text:span></text:p>
          </draw:text-box>
        </draw:frame>
        <draw:frame presentation:style-name="pr8" draw:text-style-name="P19" draw:layer="layout" svg:width="22.86cm" svg:height="12.574cm" svg:x="1.301cm" svg:y="4.321cm" presentation:class="subtitle" presentation:user-transformed="true">
          <draw:text-box>
            <text:p text:style-name="P11"><text:span text:style-name="T47"/></text:p>
            <text:p text:style-name="P11"><text:span text:style-name="T48"/></text:p>
            <text:p text:style-name="P11"><text:span text:style-name="T48"/></text:p>
          </draw:text-box>
        </draw:frame>
        <draw:frame draw:style-name="gr11" draw:text-style-name="P26" draw:layer="layout" svg:width="23.5cm" svg:height="12cm" svg:x="0.5cm" svg:y="4.5cm">
          <draw:text-box>
            <text:p text:style-name="P20"><text:span text:style-name="T65"><text:line-break/></text:span><text:span text:style-name="T66">Finally this part retrieves the result zip file of each jobs :</text:span><text:span text:style-name="T65"><text:line-break/></text:span><text:span text:style-name="T65"><text:line-break/></text:span><text:span text:style-name="T41">echo </text:span><text:span text:style-name="T44">"retrieve results of completed jobs and clean temporary files"</text:span><text:span text:style-name="T44"><text:line-break/></text:span><text:span text:style-name="T67">#add --xwdownload at the beginning of each line</text:span><text:span text:style-name="T67"><text:line-break/></text:span><text:span text:style-name="T41">sed -i </text:span><text:span text:style-name="T44">''</text:span><text:span text:style-name="T41"> </text:span><text:span text:style-name="T44">'s/^/--xwdownload /'</text:span><text:span text:style-name="T41"> jobuids</text:span><text:span text:style-name="T41"><text:line-break/></text:span><text:span text:style-name="T67">xwversion --xwmacro jobuids</text:span><text:span text:style-name="T67"><text:line-break/></text:span><text:span text:style-name="T67">rm -f jobuids res xwmacro.txt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99" style:text-outline="false" style:text-line-through-style="none" style:text-position="0% 100%" fo:font-family="Tahoma" style:font-pitch="variable" fo:font-size="32pt" fo:font-style="normal" fo:text-shadow="1pt 1pt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99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99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pitch="variable" fo:font-size="32pt" fo:font-style="normal" fo:text-shadow="1pt 1pt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pitch="variable" fo:font-size="44pt" fo:font-style="normal" fo:text-shadow="1pt 1pt" style:text-underline-style="none" fo:font-weight="bold" style:font-family-asian="SimSun" style:font-family-generic-asian="system" style:font-pitch-asian="variable" style:font-size-asian="44pt" style:font-style-asian="normal" style:font-weight-asian="bold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>
        <text:list-style style:name="Titre1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99" style:text-outline="false" style:text-line-through-style="none" style:text-position="0% 100%" fo:font-family="Tahoma" style:font-pitch="variable" fo:font-size="32pt" fo:font-style="normal" fo:text-shadow="1pt 1pt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99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99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pitch="variable" fo:font-size="32pt" fo:font-style="normal" fo:text-shadow="1pt 1pt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pitch="variable" fo:font-size="44pt" fo:font-style="normal" fo:text-shadow="1pt 1pt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bold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ffcc00" draw:stroke-linejoin="miter" draw:fill="solid" draw:fill-color="#ffcc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26cm" svg:stroke-color="#333399" draw:stroke-linejoin="miter" draw:fill="solid" draw:fill-color="#3333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top" draw:auto-grow-height="true" fo:min-height="1.29cm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none" draw:fill="none" draw:fill-color="#bbe0e3" draw:textarea-horizontal-align="justify" draw:textarea-vertical-align="top" draw:auto-grow-height="true" fo:min-height="1.289cm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Standard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re1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5" style:family="presentation" style:parent-style-name="Titre1-backgroundobjects">
      <style:graphic-properties draw:stroke="none" draw:fill="none" draw:fill-color="#ffffff" draw:auto-grow-height="false" fo:min-height="1.325cm"/>
    </style:style>
    <style:style style:name="Mpr6" style:family="presentation" style:parent-style-name="Titr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cm" fo:margin-right="0cm" fo:text-indent="0cm" style:writing-mode="lr-tb" style:font-independent-line-spacing="true"/>
      <style:text-properties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99" fo:font-family="'Times New Roman'" style:font-family-generic="roman" style:font-pitch="variable" fo:font-size="15pt" fo:language="en" fo:country="US" fo:font-weight="normal" style:font-size-asian="15pt" style:font-weight-asian="normal" style:font-size-complex="15pt" style:font-weight-complex="normal"/>
    </style:style>
    <style:style style:name="MT3" style:family="text">
      <style:text-properties fo:color="#333399" fo:font-family="'Times New Roman'" style:font-family-generic="roman" style:font-pitch="variable" fo:font-size="12pt" fo:language="hu" fo:country="HU" fo:font-weight="normal" style:font-size-asian="12pt" style:font-weight-asian="normal" style:font-size-complex="12pt" style:font-weight-complex="normal"/>
    </style:style>
    <style:style style:name="MT4" style:family="text">
      <style:text-properties fo:font-size="14pt" fo:language="hu" fo:country="HU" style:font-size-asian="14pt" style:font-size-complex="14pt"/>
    </style:style>
    <style:style style:name="MT5" style:family="text">
      <style:text-properties fo:font-size="12pt" fo:language="hu" fo:country="H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4cm" svg:height="3.985cm" svg:x="5cm" svg:y="0.3cm" presentation:class="title" presentation:placeholder="true">
        <draw:text-box/>
      </draw:frame>
      <draw:frame presentation:style-name="Standard-outline1" draw:layer="backgroundobjects" svg:width="23.161cm" svg:height="12cm" svg:x="1cm" svg:y="4.5cm" presentation:class="outline" presentation:placeholder="true">
        <draw:text-box/>
      </draw:frame>
      <draw:custom-shape draw:style-name="Mgr3" draw:text-style-name="MP3" draw:layer="backgroundobjects" svg:width="23.403cm" svg:height="0.401cm" svg:x="0.498cm" svg:y="3.625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style-name="Mgr4" draw:text-style-name="MP3" draw:layer="backgroundobjects" svg:width="23.402cm" svg:height="0.401cm" draw:transform="rotate (3.1415926535892) translate (24.099cm 17.325cm)">
        <text:p/>
        <draw:enhanced-geometry draw:text-rotate-angle="-180"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style-name="Mgr5" draw:text-style-name="MP3" draw:layer="backgroundobjects" svg:width="7.801cm" svg:height="1.445cm" svg:x="1.301cm" svg:y="17.326cm">
        <text:p/>
        <draw:enhanced-geometry svg:viewBox="0 0 21600 21600" draw:type="mso-spt202" draw:enhanced-path="M 0 0 L 21600 0 21600 21600 0 21600 0 0 Z N"/>
      </draw:custom-shape>
      <draw:frame draw:style-name="Mgr6" draw:text-style-name="MP4" draw:layer="backgroundobjects" svg:width="3.197cm" svg:height="1.186cm" svg:x="12.9cm" svg:y="17.5cm">
        <draw:image xlink:href="Pictures/10000201000001E6000000B42D4E5759.png" xlink:type="simple" xlink:show="embed" xlink:actuate="onLoad">
          <text:p/>
        </draw:image>
      </draw:frame>
      <draw:frame draw:style-name="Mgr7" draw:text-style-name="MP5" draw:layer="backgroundobjects" svg:width="2cm" svg:height="1.75cm" svg:x="8.3cm" svg:y="17.25cm">
        <draw:image xlink:href="Pictures/10000201000006A30000056C531C62CC.png" xlink:type="simple" xlink:show="embed" xlink:actuate="onLoad">
          <text:p/>
        </draw:image>
      </draw:frame>
      <draw:frame draw:style-name="Mgr6" draw:text-style-name="MP4" draw:layer="backgroundobjects" svg:width="2.191cm" svg:height="1.785cm" svg:x="10.5cm" svg:y="17.233cm">
        <draw:image xlink:href="Pictures/100002000000031400000281833EEC91.png" xlink:type="simple" xlink:show="embed" xlink:actuate="onLoad">
          <text:p/>
        </draw:image>
      </draw:frame>
      <draw:custom-shape draw:style-name="Mgr8" draw:text-style-name="MP7" draw:layer="backgroundobjects" svg:width="6cm" svg:height="1.55cm" svg:x="16.5cm" svg:y="17.5cm">
        <text:p text:style-name="MP6"><text:span text:style-name="MT2">GuineaPig+ with Xwhep</text:span></text:p>
        <text:p text:style-name="MP6"><text:span text:style-name="MT3">Author: S.Dadoun</text:span></text:p>
        <draw:enhanced-geometry svg:viewBox="0 0 21600 21600" draw:type="mso-spt202" draw:enhanced-path="M 0 0 L 21600 0 21600 21600 0 21600 0 0 Z N"/>
      </draw:custom-shape>
      <draw:frame presentation:style-name="Mpr1" draw:text-style-name="MP9" draw:layer="backgroundobjects" svg:width="2.13cm" svg:height="1.324cm" svg:x="22cm" svg:y="17.447cm">
        <draw:text-box>
          <text:list text:style-name="ML2">
            <text:list-header>
              <text:p text:style-name="MP8"><text:span text:style-name="MT4"><text:page-number>&lt;numéro&gt;</text:page-number></text:span></text:p>
            </text:list-header>
          </text:list>
        </draw:text-box>
      </draw:frame>
      <draw:frame draw:style-name="Mgr7" draw:text-style-name="MP5" draw:layer="backgroundobjects" svg:width="4.535cm" svg:height="1.45cm" svg:x="3.5cm" svg:y="17.5cm">
        <draw:image xlink:href="Pictures/10000200000000C800000040C670B587.gif" xlink:type="simple" xlink:show="embed" xlink:actuate="onLoad">
          <text:p/>
        </draw:image>
      </draw:frame>
      <draw:frame draw:style-name="Mgr7" draw:text-style-name="MP5" draw:layer="backgroundobjects" svg:width="3.061cm" svg:height="1.473cm" svg:x="0.439cm" svg:y="17.5cm">
        <draw:image xlink:href="Pictures/100000000000008700000041DE385CFB.gif" xlink:type="simple" xlink:show="embed" xlink:actuate="onLoad">
          <text:p/>
        </draw:image>
      </draw:frame>
      <draw:frame draw:style-name="Mgr7" draw:text-style-name="MP5" draw:layer="backgroundobjects" svg:width="4.658cm" svg:height="2.718cm" svg:x="0.128cm" svg:y="0.282cm">
        <draw:image xlink:href="Pictures/1000000000000119000000A4C785A14A.jpg" xlink:type="simple" xlink:show="embed" xlink:actuate="onLoad">
          <text:p/>
        </draw:image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2" draw:text-style-name="MP11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0"><text:span text:style-name="MT5"><presentation:header/></text:span></text:p>
              </text:list-header>
            </text:list>
          </draw:text-box>
        </draw:frame>
        <draw:frame presentation:style-name="Mpr2" draw:text-style-name="MP9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8"><text:span text:style-name="MT5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11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0"><text:span text:style-name="MT5"><presentation:footer/></text:span></text:p>
              </text:list-header>
            </text:list>
          </draw:text-box>
        </draw:frame>
        <draw:frame presentation:style-name="Mpr3" draw:text-style-name="MP9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8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frame presentation:style-name="Titre1-title" draw:layer="backgroundobjects" svg:width="21.59cm" svg:height="4.085cm" svg:x="1.698cm" svg:y="9.926cm" presentation:class="title" presentation:placeholder="true">
        <draw:text-box/>
      </draw:frame>
      <draw:frame presentation:style-name="Mpr4" draw:text-style-name="MP9" draw:layer="backgroundobjects" svg:width="2.129cm" svg:height="1.324cm" svg:x="22cm" svg:y="17.447cm" presentation:class="page-number">
        <draw:text-box>
          <text:list text:style-name="ML2">
            <text:list-header>
              <text:p text:style-name="MP8"><text:span text:style-name="MT4"><text:page-number>&lt;numéro&gt;</text:page-number></text:span></text:p>
            </text:list-header>
          </text:list>
        </draw:text-box>
      </draw:frame>
      <draw:custom-shape draw:style-name="Mgr3" draw:text-style-name="MP3" draw:layer="backgroundobjects" svg:width="23.403cm" svg:height="0.401cm" svg:x="0.799cm" svg:y="16.128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style-name="Mgr4" draw:text-style-name="MP3" draw:layer="backgroundobjects" svg:width="23.402cm" svg:height="0.401cm" draw:transform="rotate (3.1415926535892) translate (24.099cm 17.325cm)">
        <text:p/>
        <draw:enhanced-geometry draw:text-rotate-angle="-180" svg:viewBox="0 0 21600 21600" draw:glue-points="10800 0 5400 10800 0 21600 10800 21600 21600 21600 16200 10800" draw:text-areas="1900 12700 12700 19700" draw:type="right-triangle" draw:enhanced-path="M 0 0 L 21600 21600 0 21600 0 0 Z N"/>
      </draw:custom-shape>
      <draw:frame presentation:style-name="Titre1-outline1" draw:layer="backgroundobjects" svg:width="22.859cm" svg:height="12.572cm" svg:x="1.27cm" svg:y="4.457cm" presentation:class="outline" presentation:placeholder="true">
        <draw:text-box/>
      </draw:frame>
      <draw:frame draw:style-name="Mgr6" draw:text-style-name="MP4" draw:layer="backgroundobjects" svg:width="3.197cm" svg:height="1.186cm" svg:x="12.9cm" svg:y="17.501cm">
        <draw:image xlink:href="Pictures/10000201000001E6000000B42D4E5759.png" xlink:type="simple" xlink:show="embed" xlink:actuate="onLoad">
          <text:p/>
        </draw:image>
      </draw:frame>
      <draw:frame draw:style-name="Mgr7" draw:text-style-name="MP5" draw:layer="backgroundobjects" svg:width="2cm" svg:height="1.75cm" svg:x="8.3cm" svg:y="17.251cm">
        <draw:image xlink:href="Pictures/10000201000006A30000056C531C62CC.png" xlink:type="simple" xlink:show="embed" xlink:actuate="onLoad">
          <text:p/>
        </draw:image>
      </draw:frame>
      <draw:frame draw:style-name="Mgr6" draw:text-style-name="MP4" draw:layer="backgroundobjects" svg:width="2.191cm" svg:height="1.785cm" svg:x="10.5cm" svg:y="17.234cm">
        <draw:image xlink:href="Pictures/100002000000031400000281833EEC91.png" xlink:type="simple" xlink:show="embed" xlink:actuate="onLoad">
          <text:p/>
        </draw:image>
      </draw:frame>
      <draw:frame draw:style-name="Mgr7" draw:text-style-name="MP5" draw:layer="backgroundobjects" svg:width="4.535cm" svg:height="1.45cm" svg:x="3.5cm" svg:y="17.501cm">
        <draw:image xlink:href="Pictures/10000200000000C800000040C670B587.gif" xlink:type="simple" xlink:show="embed" xlink:actuate="onLoad">
          <text:p/>
        </draw:image>
      </draw:frame>
      <draw:frame draw:style-name="Mgr7" draw:text-style-name="MP5" draw:layer="backgroundobjects" svg:width="3.061cm" svg:height="1.473cm" svg:x="0.439cm" svg:y="17.501cm">
        <draw:image xlink:href="Pictures/100000000000008700000041DE385CFB.gif" xlink:type="simple" xlink:show="embed" xlink:actuate="onLoad">
          <text:p/>
        </draw:image>
      </draw:frame>
      <draw:custom-shape draw:style-name="Mgr10" draw:text-style-name="MP7" draw:layer="backgroundobjects" svg:width="6cm" svg:height="1.549cm" svg:x="16.5cm" svg:y="17.501cm">
        <text:p text:style-name="MP6"><text:span text:style-name="MT2">GuineaPig+ with Xwhep</text:span></text:p>
        <text:p text:style-name="MP6"><text:span text:style-name="MT3">Author: S.Dadoun</text:span></text:p>
        <draw:enhanced-geometry svg:viewBox="0 0 21600 21600" draw:type="mso-spt202" draw:enhanced-path="M 0 0 L 21600 0 21600 21600 0 21600 0 0 Z N"/>
      </draw:custom-shape>
      <draw:frame draw:style-name="Mgr7" draw:text-style-name="MP5" draw:layer="backgroundobjects" svg:width="6.372cm" svg:height="3.718cm" svg:x="9.514cm" svg:y="0.5cm">
        <draw:image xlink:href="Pictures/1000000000000119000000A4C785A14A.jpg" xlink:type="simple" xlink:show="embed" xlink:actuate="onLoad">
          <text:p/>
        </draw:image>
      </draw:frame>
      <draw:frame presentation:style-name="Mpr5" draw:text-style-name="MP12" draw:layer="backgroundobjects" svg:width="9.102cm" svg:height="1.324cm" svg:x="11.798cm" svg:y="17.5cm" presentation:class="footer">
        <draw:text-box>
          <text:p text:style-name="MP12"><text:span text:style-name="MT1"><presentation:footer/></text:span></text:p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6" draw:text-style-name="MP11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0"><text:span text:style-name="MT5"><presentation:header/></text:span></text:p>
              </text:list-header>
            </text:list>
          </draw:text-box>
        </draw:frame>
        <draw:frame presentation:style-name="Mpr6" draw:text-style-name="MP9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8"><text:span text:style-name="MT5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11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0"><text:span text:style-name="MT5"><presentation:footer/></text:span></text:p>
              </text:list-header>
            </text:list>
          </draw:text-box>
        </draw:frame>
        <draw:frame presentation:style-name="Mpr7" draw:text-style-name="MP9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8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EDGES presentation</dc:title>
    <meta:initial-creator>EVA F</meta:initial-creator>
    <meta:creation-date>2008-01-16T21:52:31</meta:creation-date>
    <dc:creator>Simon DADOUN</dc:creator>
    <dc:date>2011-01-31T12:28:43</dc:date>
    <meta:editing-cycles>485</meta:editing-cycles>
    <meta:editing-duration>PT275H59M04S</meta:editing-duration>
    <meta:generator>OpenOffice.org/3.2$Unix OpenOffice.org_project/320m18$Build-9502</meta:generator>
    <meta:document-statistic meta:object-count="131"/>
  </office:meta>
</office:document-meta>
</file>